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835in"/>
    </style:style>
    <style:style style:name="co3" style:family="table-column">
      <style:table-column-properties fo:break-before="auto" style:column-width="0.6835in"/>
    </style:style>
    <style:style style:name="co4" style:family="table-column">
      <style:table-column-properties fo:break-before="auto" style:column-width="0.6665in"/>
    </style:style>
    <style:style style:name="co5" style:family="table-column">
      <style:table-column-properties fo:break-before="auto" style:column-width="0.9752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83in"/>
    </style:style>
    <style:style style:name="co9" style:family="table-column">
      <style:table-column-properties fo:break-before="auto" style:column-width="0.85in"/>
    </style:style>
    <style:style style:name="co10" style:family="table-column">
      <style:table-column-properties fo:break-before="auto" style:column-width="0.8752in"/>
    </style:style>
    <style:style style:name="co11" style:family="table-column">
      <style:table-column-properties fo:break-before="auto" style:column-width="0.9583in"/>
    </style:style>
    <style:style style:name="co12" style:family="table-column">
      <style:table-column-properties fo:break-before="auto" style:column-width="6.3in"/>
    </style:style>
    <style:style style:name="co13" style:family="table-column">
      <style:table-column-properties fo:break-before="auto" style:column-width="0.7752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83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30" style:family="table-cell" style:parent-style-name="Default" style:data-style-name="N0">
      <style:table-cell-properties style:text-align-source="fix" style:repeat-content="false" style:vertical-align="automatic"/>
      <style:paragraph-properties fo:text-align="center"/>
    </style:style>
    <style:style style:name="ce35" style:family="table-cell" style:parent-style-name="Default" style:data-style-name="N0">
      <style:table-cell-properties style:vertical-align="automatic"/>
      <style:text-properties fo:font-size="11pt" style:font-size-asian="11pt" style:font-size-complex="11pt"/>
    </style:style>
    <style:style style:name="ce38" style:family="table-cell" style:parent-style-name="Default" style:data-style-name="N0">
      <style:table-cell-properties style:vertical-align="automatic"/>
    </style:style>
    <style:style style:name="ce39"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40" style:family="table-cell" style:parent-style-name="Default" style:data-style-name="N0"/>
    <style:style style:name="ce41" style:family="table-cell" style:parent-style-name="Default" style:data-style-name="N0">
      <style:table-cell-properties style:vertical-align="automatic"/>
      <style:text-properties fo:color="#0000ff" fo:font-size="14pt" style:font-size-asian="14pt" style:font-size-complex="14pt"/>
    </style:style>
    <style:style style:name="ce10" style:family="table-cell" style:parent-style-name="Default" style:data-style-name="N0">
      <style:table-cell-properties fo:background-color="#969696" style:vertical-align="middle"/>
      <style:text-properties fo:font-weight="bold" style:font-weight-asian="bold" style:font-weight-complex="bold"/>
    </style:style>
    <style:style style:name="ce16" style:family="table-cell" style:parent-style-name="Default" style:data-style-name="N0">
      <style:table-cell-properties fo:background-color="#fcf305" style:vertical-align="middle"/>
      <style:text-properties fo:color="#0000d4" fo:font-size="12pt" style:text-underline-style="solid" style:text-underline-width="auto" style:text-underline-color="font-color" fo:font-weight="bold" style:font-size-asian="12pt" style:font-weight-asian="bold" style:font-size-complex="12pt" style:font-weight-complex="bold"/>
    </style:style>
    <style:style style:name="ce20" style:family="table-cell" style:parent-style-name="Default" style:data-style-name="N0">
      <style:table-cell-properties fo:background-color="#969696" style:vertical-align="automatic"/>
      <style:text-properties fo:font-weight="bold" style:font-weight-asian="bold" style:font-weight-complex="bold"/>
    </style:style>
    <style:style style:name="ce26" style:family="table-cell" style:parent-style-name="Default" style:data-style-name="N0">
      <style:table-cell-properties fo:wrap-option="wrap" style:vertical-align="automatic"/>
    </style:style>
    <style:style style:name="ce37" style:family="table-cell" style:parent-style-name="Default" style:data-style-name="N0">
      <style:table-cell-properties fo:background-color="#ffff00" style:vertical-align="automatic"/>
    </style:style>
    <style:style style:name="ce27" style:family="table-cell" style:parent-style-name="Default" style:data-style-name="N0">
      <style:table-cell-properties fo:background-color="#808080" style:vertical-align="automatic"/>
      <style:text-properties fo:font-weight="bold" style:font-weight-asian="bold" style:font-weight-complex="bold"/>
    </style:style>
    <style:style style:name="ce32" style:family="table-cell" style:parent-style-name="Default" style:data-style-name="N0">
      <style:table-cell-properties fo:background-color="#666666" style:vertical-align="automatic"/>
      <style:text-properties fo:font-weight="bold" style:font-weight-asian="bold" style:font-weight-complex="bold"/>
    </style:style>
    <style:style style:name="ce49" style:family="table-cell" style:parent-style-name="Default" style:data-style-name="N0">
      <style:table-cell-properties fo:background-color="#666666" style:vertical-align="automatic"/>
      <style:text-properties fo:color="#000000"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0">
      <style:table-cell-properties style:vertical-align="automatic"/>
      <style:text-properties fo:font-size="14pt" style:font-size-asian="14pt" style:font-size-complex="14pt"/>
    </style:style>
    <style:style style:name="ce45" style:family="table-cell" style:parent-style-name="Default" style:data-style-name="N0">
      <style:table-cell-properties fo:background-color="#fcf305" style:vertical-align="middle"/>
      <style:text-properties fo:font-size="12pt" fo:font-weight="bold" style:font-size-asian="12pt" style:font-weight-asian="bold" style:font-size-complex="12pt" style:font-weight-complex="bold"/>
    </style:style>
    <style:style style:name="ce46" style:family="table-cell" style:parent-style-name="Default" style:data-style-name="N0">
      <style:table-cell-properties fo:background-color="#969696" style:vertical-align="automatic"/>
    </style:style>
    <style:style style:name="ce28" style:family="table-cell" style:parent-style-name="Default" style:data-style-name="N0">
      <style:table-cell-properties fo:background-color="#808080" style:vertical-align="automatic"/>
      <style:text-properties fo:font-size="11pt" style:font-size-asian="11pt" style:font-size-complex="11pt"/>
    </style:style>
    <style:style style:name="ce33" style:family="table-cell" style:parent-style-name="Default" style:data-style-name="N0">
      <style:table-cell-properties fo:background-color="#666666" style:vertical-align="automatic"/>
      <style:text-properties fo:font-size="11pt" style:font-size-asian="11pt" style:font-size-complex="11pt"/>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fo:font-weight="bold" style:font-weight-asian="bold"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9" style:family="table-cell" style:parent-style-name="Default" style:data-style-name="N0">
      <style:table-cell-properties fo:background-color="#808080" style:text-align-source="fix" style:repeat-content="false" style:vertical-align="automatic"/>
      <style:paragraph-properties fo:text-align="center"/>
    </style:style>
    <style:style style:name="ce34" style:family="table-cell" style:parent-style-name="Default" style:data-style-name="N0">
      <style:table-cell-properties fo:background-color="#666666" style:text-align-source="fix" style:repeat-content="false" style:vertical-align="automatic"/>
      <style:paragraph-properties fo:text-align="center"/>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fo:font-weight="bold" style:font-weight-asian="bold" style:font-weight-complex="bold"/>
    </style:style>
    <style:style style:name="ce8" style:family="table-cell" style:parent-style-name="Default" style:data-style-name="N100">
      <style:table-cell-properties style:text-align-source="fix" style:repeat-content="false" style:vertical-align="automatic"/>
      <style:paragraph-properties fo:text-align="center"/>
    </style:style>
    <style:style style:name="ce63" style:family="table-cell" style:parent-style-name="Default" style:data-style-name="N100">
      <style:table-cell-properties fo:background-color="#969696" style:text-align-source="fix" style:repeat-content="false" style:vertical-align="middle"/>
      <style:paragraph-properties fo:text-align="center"/>
      <style:text-properties fo:font-weight="bold" style:font-weight-asian="bold" style:font-weight-complex="bold"/>
      <style:map style:condition="cell-content()=&quot;Delayed&quot;" style:apply-style-name="cf3" style:base-cell-address="Instructions.A1"/>
    </style:style>
    <style:style style:name="ce64" style:family="table-cell" style:parent-style-name="Default" style:data-style-name="N10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map style:condition="cell-content()=&quot;Delayed&quot;" style:apply-style-name="cf3" style:base-cell-address="Instructions.A1"/>
    </style:style>
    <style:style style:name="ce65"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3" style:base-cell-address="Instructions.A1"/>
    </style:style>
    <style:style style:name="ce66"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3" style:base-cell-address="Instructions.A1"/>
    </style:style>
    <style:style style:name="ce67" style:family="table-cell" style:parent-style-name="Default" style:data-style-name="N100">
      <style:table-cell-properties fo:background-color="#808080" style:text-align-source="fix" style:repeat-content="false" style:vertical-align="automatic"/>
      <style:paragraph-properties fo:text-align="center"/>
      <style:map style:condition="cell-content()=&quot;Delayed&quot;" style:apply-style-name="cf3" style:base-cell-address="Instructions.A1"/>
    </style:style>
    <style:style style:name="ce68" style:family="table-cell" style:parent-style-name="Default" style:data-style-name="N100">
      <style:table-cell-properties fo:background-color="#666666" style:text-align-source="fix" style:repeat-content="false" style:vertical-align="automatic"/>
      <style:paragraph-properties fo:text-align="center"/>
      <style:map style:condition="cell-content()=&quot;Delayed&quot;" style:apply-style-name="cf3" style:base-cell-address="Instructions.A1"/>
    </style:style>
    <style:style style:name="ce69" style:family="table-cell" style:parent-style-name="Default" style:data-style-name="N0">
      <style:table-cell-properties style:vertical-align="automatic"/>
      <style:map style:condition="cell-content()=&quot;Delayed&quot;" style:apply-style-name="cf3" style:base-cell-address="Instructions.A1"/>
    </style:style>
    <style:style style:name="ce31" style:family="table-cell" style:parent-style-name="Default" style:data-style-name="N0">
      <style:table-cell-properties fo:background-color="#808080" style:vertical-align="automatic"/>
    </style:style>
    <style:style style:name="ce36" style:family="table-cell" style:parent-style-name="Default" style:data-style-name="N0">
      <style:table-cell-properties fo:background-color="#666666" style:vertical-align="automatic"/>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help-message table:display="true">
            <text:p><text:s/>-</text:p>
          </table:help-message>
          <table:error-message table:message-type="stop" table:display="true"/>
        </table:content-validation>
      </table:content-validations>
      <table:table table:name="Instructions" table:style-name="ta1">
        <table:table-column table:style-name="co1" table:default-cell-style-name="ce40"/>
        <table:table-column table:style-name="co2" table:default-cell-style-name="ce40"/>
        <table:table-column table:style-name="co3" table:number-columns-repeated="4" table:default-cell-style-name="ce40"/>
        <table:table-column table:style-name="co4" table:number-columns-repeated="20" table:default-cell-style-name="ce40"/>
        <table:table-column table:style-name="co5" table:number-columns-repeated="997" table:default-cell-style-name="ce40"/>
        <table:table-column table:style-name="co4" table:default-cell-style-name="ce40"/>
        <table:table-row table:style-name="ro1">
          <table:table-cell table:style-name="ce30"/>
          <table:table-cell table:style-name="ce38"/>
          <table:table-cell table:style-name="ce39" office:value-type="string" calcext:value-type="string">
            <text:p>Using the Status tracker</text:p>
          </table:table-cell>
          <table:table-cell table:style-name="ce38" table:number-columns-repeated="23"/>
          <table:table-cell table:number-columns-repeated="998"/>
        </table:table-row>
        <table:table-row table:style-name="ro1">
          <table:table-cell table:style-name="ce30"/>
          <table:table-cell table:style-name="ce38"/>
          <table:table-cell table:style-name="ce39"/>
          <table:table-cell table:style-name="ce38" table:number-columns-repeated="23"/>
          <table:table-cell table:number-columns-repeated="998"/>
        </table:table-row>
        <table:table-row table:style-name="ro2">
          <table:table-cell table:style-name="ce35" office:value-type="string" calcext:value-type="string">
            <text:p>At the end of each week, update the status of all activities completed during the week</text:p>
          </table:table-cell>
          <table:table-cell table:style-name="ce38" table:number-columns-repeated="25"/>
          <table:table-cell table:number-columns-repeated="998"/>
        </table:table-row>
        <table:table-row table:style-name="ro2">
          <table:table-cell table:style-name="ce35" office:value-type="string" calcext:value-type="string">
            <text:p>The status tracker shown in this worksheet is an example tracker (values filled are during the middle of the week)</text:p>
          </table:table-cell>
          <table:table-cell table:style-name="ce38" table:number-columns-repeated="25"/>
          <table:table-cell table:number-columns-repeated="998"/>
        </table:table-row>
        <table:table-row table:style-name="ro2">
          <table:table-cell table:style-name="ce35" office:value-type="string" calcext:value-type="string">
            <text:p>Fill in hours spent on each activity during the current week</text:p>
          </table:table-cell>
          <table:table-cell table:style-name="ce38" table:number-columns-repeated="25"/>
          <table:table-cell table:number-columns-repeated="998"/>
        </table:table-row>
        <table:table-row table:style-name="ro2">
          <table:table-cell table:style-name="ce38"/>
          <table:table-cell table:style-name="ce35" office:value-type="string" calcext:value-type="string">
            <text:p>If 5 team members each spent an hour, that counts as 5 hours</text:p>
          </table:table-cell>
          <table:table-cell table:style-name="ce38" table:number-columns-repeated="24"/>
          <table:table-cell table:number-columns-repeated="998"/>
        </table:table-row>
        <table:table-row table:style-name="ro2">
          <table:table-cell table:style-name="ce38"/>
          <table:table-cell table:style-name="ce35" office:value-type="string" calcext:value-type="string">
            <text:p>Fill in time for activities not fully completed ("ongoing") as well, then update these values during following weeks</text:p>
          </table:table-cell>
          <table:table-cell table:style-name="ce38" table:number-columns-repeated="24"/>
          <table:table-cell table:number-columns-repeated="998"/>
        </table:table-row>
        <table:table-row table:style-name="ro2">
          <table:table-cell table:style-name="ce35" office:value-type="string" calcext:value-type="string">
            <text:p>During the planning phases, identify the activities to be done during each week</text:p>
          </table:table-cell>
          <table:table-cell table:style-name="ce38" table:number-columns-repeated="25"/>
          <table:table-cell table:number-columns-repeated="998"/>
        </table:table-row>
        <table:table-row table:style-name="ro2">
          <table:table-cell table:style-name="ce35" office:value-type="string" calcext:value-type="string">
            <text:p>If you spend time on an activity not listed in the tracker, add the activity and list actual hours (need not fill in estimated hours if you didn't estimate it up front)</text:p>
          </table:table-cell>
          <table:table-cell table:style-name="ce38" table:number-columns-repeated="25"/>
          <table:table-cell table:number-columns-repeated="998"/>
        </table:table-row>
        <table:table-row table:style-name="ro2">
          <table:table-cell table:style-name="ce38" table:number-columns-repeated="26"/>
          <table:table-cell table:number-columns-repeated="998"/>
        </table:table-row>
        <table:table-row table:style-name="ro2">
          <table:table-cell table:style-name="ce35" office:value-type="string" calcext:value-type="string">
            <text:p>For new activities, identify the type of activity - documentation, coordination, estimation etc.</text:p>
          </table:table-cell>
          <table:table-cell table:style-name="ce38" table:number-columns-repeated="25"/>
          <table:table-cell table:number-columns-repeated="998"/>
        </table:table-row>
        <table:table-row table:style-name="ro2">
          <table:table-cell table:style-name="ce38" table:number-columns-repeated="26"/>
          <table:table-cell table:number-columns-repeated="998"/>
        </table:table-row>
        <table:table-row table:style-name="ro2">
          <table:table-cell table:style-name="ce35" office:value-type="string" calcext:value-type="string">
            <text:p>At the end of each week, plan ahead for the following week</text:p>
          </table:table-cell>
          <table:table-cell table:style-name="ce38" table:number-columns-repeated="25"/>
          <table:table-cell table:number-columns-repeated="998"/>
        </table:table-row>
        <table:table-row table:style-name="ro2">
          <table:table-cell table:style-name="ce38"/>
          <table:table-cell table:style-name="ce35" office:value-type="string" calcext:value-type="string">
            <text:p>Identify people responsible for each activity</text:p>
          </table:table-cell>
          <table:table-cell table:style-name="ce38" table:number-columns-repeated="24"/>
          <table:table-cell table:number-columns-repeated="998"/>
        </table:table-row>
        <table:table-row table:style-name="ro2">
          <table:table-cell table:style-name="ce38"/>
          <table:table-cell table:style-name="ce35" office:value-type="string" calcext:value-type="string">
            <text:p>Estimate the hours needed for the activity</text:p>
          </table:table-cell>
          <table:table-cell table:style-name="ce38" table:number-columns-repeated="24"/>
          <table:table-cell table:number-columns-repeated="998"/>
        </table:table-row>
        <table:table-row table:style-name="ro2" table:number-rows-repeated="3">
          <table:table-cell table:style-name="ce38" table:number-columns-repeated="26"/>
          <table:table-cell table:number-columns-repeated="998"/>
        </table:table-row>
        <table:table-row table:style-name="ro3">
          <table:table-cell table:style-name="ce39" office:value-type="string" calcext:value-type="string">
            <text:p>PROJECT NUMBER</text:p>
          </table:table-cell>
          <table:table-cell table:style-name="ce41" office:value-type="float" office:value="1" calcext:value-type="float">
            <text:p>1</text:p>
          </table:table-cell>
          <table:table-cell table:style-name="ce38" table:number-columns-repeated="24"/>
          <table:table-cell table:number-columns-repeated="998"/>
        </table:table-row>
        <table:table-row table:style-name="ro4">
          <table:table-cell table:style-name="ce39" office:value-type="string" calcext:value-type="string">
            <text:p>PROJECT NAME</text:p>
          </table:table-cell>
          <table:table-cell table:style-name="ce41" office:value-type="string" calcext:value-type="string">
            <text:p>Organisational Information sharing and Leave Management System</text:p>
          </table:table-cell>
          <table:table-cell table:style-name="ce38" table:number-columns-repeated="24"/>
          <table:table-cell table:number-columns-repeated="998"/>
        </table:table-row>
        <table:table-row table:style-name="ro4">
          <table:table-cell table:style-name="ce39" office:value-type="string" calcext:value-type="string">
            <text:p>PROJECT MENTOR (sponsor)</text:p>
          </table:table-cell>
          <table:table-cell table:style-name="ce41" office:value-type="string" calcext:value-type="string">
            <text:p>Shahid Ahmed (Eklavya Foundation)</text:p>
          </table:table-cell>
          <table:table-cell table:style-name="ce38" table:number-columns-repeated="24"/>
          <table:table-cell table:number-columns-repeated="998"/>
        </table:table-row>
        <table:table-row table:style-name="ro5">
          <table:table-cell table:style-name="ce39" office:value-type="string" calcext:value-type="string">
            <text:p>TEAM MEMBERS</text:p>
          </table:table-cell>
          <table:table-cell table:style-name="ce41" office:value-type="string" calcext:value-type="string">
            <text:p>Ananthula Sai Ravichandr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Krishiv Gupt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Chaitanya Thogat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Aditya Chandramouli</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Sai Aditya</text:p>
          </table:table-cell>
          <table:table-cell table:style-name="ce38" table:number-columns-repeated="24"/>
          <table:table-cell table:number-columns-repeated="998"/>
        </table:table-row>
        <table:table-row table:style-name="ro1">
          <table:table-cell table:style-name="ce38" table:number-columns-repeated="26"/>
          <table:table-cell table:number-columns-repeated="998"/>
        </table:table-row>
        <table:table-row table:style-name="ro2" table:number-rows-repeated="199">
          <table:table-cell table:style-name="ce38" table:number-columns-repeated="26"/>
          <table:table-cell table:number-columns-repeated="998"/>
        </table:table-row>
        <table:table-row table:style-name="ro6" table:number-rows-repeated="774">
          <table:table-cell table:style-name="ce3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10" table:default-cell-style-name="ce40"/>
        <table:table-column table:style-name="co11" table:default-cell-style-name="ce40"/>
        <table:table-column table:style-name="co12" table:default-cell-style-name="ce40"/>
        <table:table-column table:style-name="co10" table:number-columns-repeated="2" table:default-cell-style-name="ce40"/>
        <table:table-column table:style-name="co13" table:number-columns-repeated="17" table:default-cell-style-name="ce40"/>
        <table:table-column table:style-name="co5" table:number-columns-repeated="997" table:default-cell-style-name="ce40"/>
        <table:table-column table:style-name="co4" table:default-cell-style-name="ce40"/>
        <table:table-row table:style-name="ro8">
          <table:table-cell table:style-name="ce39" table:formula="of:=([Instructions.A19])" office:value-type="string" office:string-value="PROJECT NUMBER" calcext:value-type="string">
            <text:p>PROJECT NUMBER</text:p>
          </table:table-cell>
          <table:table-cell table:style-name="ce7" table:formula="of:=([Instructions.B19])" office:value-type="float" office:value="1" calcext:value-type="float">
            <text:p>1</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4">
          <table:table-cell table:style-name="ce39" table:formula="of:=([Instructions.A20])" office:value-type="string" office:string-value="PROJECT NAME" calcext:value-type="string">
            <text:p>PROJECT NAME</text:p>
          </table:table-cell>
          <table:table-cell table:style-name="ce7" table:formula="of:=([Instructions.B20])" office:value-type="string" office:string-value="Organisational Information sharing and Leave Management System" calcext:value-type="string">
            <text:p>Organisational Information sharing and Leave Management System</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3">
          <table:table-cell table:style-name="ce39" table:formula="of:=([Instructions.A21])" office:value-type="string" office:string-value="PROJECT MENTOR (sponsor)" calcext:value-type="string">
            <text:p>PROJECT MENTOR (sponsor)</text:p>
          </table:table-cell>
          <table:table-cell table:style-name="ce7" table:formula="of:=([Instructions.B21])" office:value-type="string" office:string-value="Shahid Ahmed (Eklavya Foundation)" calcext:value-type="string">
            <text:p>Shahid Ahmed (Eklavya Foundation)</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2">
          <table:table-cell table:style-name="ce38" table:number-columns-repeated="2"/>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9">
          <table:table-cell table:style-name="ce10" office:value-type="string" calcext:value-type="string">
            <text:p>Activity Name</text:p>
          </table:table-cell>
          <table:table-cell table:style-name="ce10" table:content-validation-name="val1" office:value-type="string" calcext:value-type="string">
            <text:p>Type</text:p>
          </table:table-cell>
          <table:table-cell table:style-name="ce11" office:value-type="string" calcext:value-type="string">
            <office:annotation draw:style-name="gr1" draw:text-style-name="P2" svg:width="8.9752in" svg:height="0.7165in" svg:x="10.1165in" svg:y="1.7917in" draw:caption-point-x="-0.1539in" draw:caption-point-y="-0.4858in">
              <dc:date>2025-04-09T00:00:00</dc:date>
              <text:p text:style-name="P1"><text:span text:style-name="T1">SE:</text:span></text:p>
              <text:p text:style-name="P1"><text:span text:style-name="T1">The person responsible for ensuring completion, not necessarily all the people doing it</text:span></text:p>
            </office:annotation>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3" table:content-validation-name="val2" office:value-type="string" calcext:value-type="string">
            <text:p>Status</text:p>
          </table:table-cell>
          <table:table-cell table:style-name="ce10" office:value-type="string" calcext:value-type="string">
            <office:annotation draw:style-name="gr1" draw:text-style-name="P2" svg:width="3.2917in" svg:height="0.7165in" svg:x="19.1in" svg:y="1.7917in" draw:caption-point-x="-0.1539in" draw:caption-point-y="-0.4858in">
              <dc:date>2025-04-09T00:00:00</dc:date>
              <text:p text:style-name="P1"><text:span text:style-name="T1">swami:</text:span></text:p>
              <text:p text:style-name="P1"><text:span text:style-name="T1">Insert your own comments</text:span></text:p>
            </office:annotation>
            <text:p>Comments</text:p>
          </table:table-cell>
          <table:table-cell table:style-name="ce14" office:value-type="string" calcext:value-type="string">
            <office:annotation draw:style-name="gr1" draw:text-style-name="P2" svg:width="3.1917in" svg:height="0.7165in" svg:x="19.9748in" svg:y="1.7917in" draw:caption-point-x="-0.1535in" draw:caption-point-y="-0.4858in">
              <dc:date>2025-04-09T00:00:00</dc:date>
              <text:p text:style-name="P1"><text:span text:style-name="T1">SE:</text:span></text:p>
              <text:p text:style-name="P1"><text:span text:style-name="T1">This field is updated automatically</text:span></text:p>
            </office:annotation>
            <text:p>Estimation error</text:p>
          </table:table-cell>
          <table:table-cell table:style-name="ce14" office:value-type="string" calcext:value-type="string">
            <text:p>Estimation error %</text:p>
          </table:table-cell>
          <table:table-cell table:style-name="ce15" table:number-columns-repeated="17"/>
          <table:table-cell table:number-columns-repeated="998"/>
        </table:table-row>
        <table:table-row-group>
          <table:table-row-group>
            <table:table-row table:style-name="ro3">
              <table:table-cell table:style-name="ce16" office:value-type="string" calcext:value-type="string">
                <text:p><text:s text:c="4"/>See Instructions sheet for usage</text:p>
              </table:table-cell>
              <table:table-cell table:style-name="ce45" table:content-validation-name="val1"/>
              <table:table-cell table:style-name="ce18" table:number-columns-repeated="3"/>
              <table:table-cell table:style-name="ce64" table:content-validation-name="val2"/>
              <table:table-cell table:style-name="ce45"/>
              <table:table-cell table:style-name="ce18" table:number-columns-repeated="2"/>
              <table:table-cell table:style-name="ce45" table:number-columns-repeated="17"/>
              <table:table-cell table:number-columns-repeated="998"/>
            </table:table-row>
            <table:table-row table:style-name="ro2">
              <table:table-cell table:style-name="ce20" office:value-type="string" calcext:value-type="string">
                <text:p>Week 1 (January 16- <text:s/>January 21)</text:p>
              </table:table-cell>
              <table:table-cell table:style-name="ce46" table:content-validation-name="val1"/>
              <table:table-cell table:style-name="ce22"/>
              <table:table-cell table:style-name="ce23" table:number-columns-repeated="2"/>
              <table:table-cell table:style-name="ce65" table:content-validation-name="val2"/>
              <table:table-cell table:style-name="ce46"/>
              <table:table-cell table:style-name="ce25" table:formula="of:=IF(OR([.D7]=&quot;&quot;;[.E7]=&quot;&quot;);&quot;&quot;;[.D7]-[.E7])">
                <text:p/>
              </table:table-cell>
              <table:table-cell table:style-name="ce25" table:formula="of:=IF(OR([.H7]=&quot;&quot;;[.E7]=0);&quot;&quot;;ABS([.H7])/[.E7]*100)">
                <text:p/>
              </table:table-cell>
              <table:table-cell table:style-name="ce38"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Ravi</text:p>
              </table:table-cell>
              <table:table-cell table:style-name="ce30" office:value-type="float" office:value="0.5" calcext:value-type="float">
                <text:p>0.5</text:p>
              </table:table-cell>
              <table:table-cell table:style-name="ce30" office:value-type="float" office:value="0.3" calcext:value-type="float">
                <text:p>0.3</text:p>
              </table:table-cell>
              <table:table-cell table:style-name="ce66" table:content-validation-name="val2" office:value-type="string" calcext:value-type="string">
                <text:p>Done</text:p>
              </table:table-cell>
              <table:table-cell table:style-name="ce38"/>
              <table:table-cell table:style-name="ce25" table:formula="of:=IF(OR([.D8]=&quot;&quot;;[.E8]=&quot;&quot;);&quot;&quot;;[.D8]-[.E8])" office:value-type="float" office:value="0.2" calcext:value-type="float">
                <text:p>0.2</text:p>
              </table:table-cell>
              <table:table-cell table:style-name="ce25" table:formula="of:=IF(OR([.H8]=&quot;&quot;;[.E8]=0);&quot;&quot;;ABS([.H8])/[.E8]*100)" office:value-type="float" office:value="66.6666666666667" calcext:value-type="float">
                <text:p>66.6666666666667</text:p>
              </table:table-cell>
              <table:table-cell table:style-name="ce38" table:number-columns-repeated="17"/>
              <table:table-cell table:number-columns-repeated="998"/>
            </table:table-row>
            <table:table-row table:style-name="ro2">
              <table:table-cell table:style-name="ce38" office:value-type="string" calcext:value-type="string">
                <text:p>GIT Repository setup</text:p>
              </table:table-cell>
              <table:table-cell table:style-name="ce38" table:content-validation-name="val1" office:value-type="string" calcext:value-type="string">
                <text:p>Preparation</text:p>
              </table:table-cell>
              <table:table-cell table:style-name="ce30" office:value-type="string" calcext:value-type="string">
                <text:p>Chandramouli</text:p>
              </table:table-cell>
              <table:table-cell table:style-name="ce30" office:value-type="float" office:value="0.5" calcext:value-type="float">
                <text:p>0.5</text:p>
              </table:table-cell>
              <table:table-cell table:style-name="ce30" office:value-type="float" office:value="0.2" calcext:value-type="float">
                <text:p>0.2</text:p>
              </table:table-cell>
              <table:table-cell table:style-name="ce66" table:content-validation-name="val2" office:value-type="string" calcext:value-type="string">
                <text:p>Done</text:p>
              </table:table-cell>
              <table:table-cell table:style-name="ce38"/>
              <table:table-cell table:style-name="ce25" table:formula="of:=IF(OR([.D9]=&quot;&quot;;[.E9]=&quot;&quot;);&quot;&quot;;[.D9]-[.E9])" office:value-type="float" office:value="0.3" calcext:value-type="float">
                <text:p>0.3</text:p>
              </table:table-cell>
              <table:table-cell table:style-name="ce25" table:formula="of:=IF(OR([.H9]=&quot;&quot;;[.E9]=0);&quot;&quot;;ABS([.H9])/[.E9]*100)" office:value-type="float" office:value="150" calcext:value-type="float">
                <text:p>150</text:p>
              </table:table-cell>
              <table:table-cell table:style-name="ce38" table:number-columns-repeated="17"/>
              <table:table-cell table:number-columns-repeated="998"/>
            </table:table-row>
            <table:table-row table:style-name="ro10">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All</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Meeting happened on 25th Jan</text:p>
              </table:table-cell>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style-name="ce38" table:number-columns-repeated="17"/>
              <table:table-cell table:number-columns-repeated="998"/>
            </table:table-row>
            <table:table-row table:style-name="ro10">
              <table:table-cell table:style-name="ce26"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Resolved some ambiguity on the product structure and clarified requirements</text:p>
              </table:table-cell>
              <table:table-cell table:style-name="ce25" table:formula="of:=IF(OR([.D11]=&quot;&quot;;[.E11]=&quot;&quot;);&quot;&quot;;[.D11]-[.E11])" office:value-type="float" office:value="0" calcext:value-type="float">
                <text:p>0</text:p>
              </table:table-cell>
              <table:table-cell table:style-name="ce25" table:formula="of:=IF(OR([.H11]=&quot;&quot;;[.E11]=0);&quot;&quot;;ABS([.H11])/[.E11]*100)" office:value-type="float" office:value="0" calcext:value-type="float">
                <text:p>0</text:p>
              </table:table-cell>
              <table:table-cell table:style-name="ce38" table:number-columns-repeated="17"/>
              <table:table-cell table:number-columns-repeated="998"/>
            </table:table-row>
            <table:table-row table:style-name="ro10">
              <table:table-cell table:style-name="ce26" office:value-type="string" calcext:value-type="string">
                <text:p>Project Plan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12]=&quot;&quot;;[.E12]=&quot;&quot;);&quot;&quot;;[.D12]-[.E12])" office:value-type="float" office:value="0" calcext:value-type="float">
                <text:p>0</text:p>
              </table:table-cell>
              <table:table-cell table:style-name="ce25" table:formula="of:=IF(OR([.H12]=&quot;&quot;;[.E12]=0);&quot;&quot;;ABS([.H12])/[.E12]*100)" office:value-type="float" office:value="0" calcext:value-type="float">
                <text:p>0</text:p>
              </table:table-cell>
              <table:table-cell table:style-name="ce38" table:number-columns-repeated="17"/>
              <table:table-cell table:number-columns-repeated="998"/>
            </table:table-row>
            <table:table-row table:style-name="ro2" table:number-rows-repeated="4">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number-columns-repeated="2"/>
              <table:table-cell table:style-name="ce38" table:number-columns-repeated="17"/>
              <table:table-cell table:number-columns-repeated="998"/>
            </table:table-row>
            <table:table-row table:style-name="ro2">
              <table:table-cell table:style-name="ce20" office:value-type="string" calcext:value-type="string">
                <text:p>Week 2 (January 22 - January 28)</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17]=&quot;&quot;;[.E17]=&quot;&quot;);&quot;&quot;;[.D17]-[.E17])">
                <text:p/>
              </table:table-cell>
              <table:table-cell table:style-name="ce25" table:formula="of:=IF(OR([.H17]=&quot;&quot;;[.E17]=0);&quot;&quot;;ABS([.H17])/[.E17]*100)">
                <text:p/>
              </table:table-cell>
              <table:table-cell table:style-name="ce46"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Aditya</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number-columns-repeated="2" table:style-name="ce25"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8" table:number-columns-repeated="17"/>
              <table:table-cell table:number-columns-repeated="998"/>
            </table:table-row>
            <table:table-row table:style-name="ro10">
              <table:table-cell table:style-name="ce26" office:value-type="string" calcext:value-type="string">
                <text:p>Project Plan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100" calcext:value-type="float">
                <text:p>100</text:p>
              </table:table-cell>
              <table:table-cell table:style-name="ce38" table:number-columns-repeated="17"/>
              <table:table-cell table:number-columns-repeated="998"/>
            </table:table-row>
            <table:table-row table:style-name="ro9">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All</text:p>
              </table:table-cell>
              <table:table-cell table:style-name="ce30" office:value-type="float" office:value="0.75" calcext:value-type="float">
                <text:p>0.75</text:p>
              </table:table-cell>
              <table:table-cell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Clarified some doubts regarding the requirements and also asked for requirements and hierarchy doc</text:p>
              </table:table-cell>
              <table:table-cell table:style-name="ce25" office:value-type="float" office:value="-0.25" calcext:value-type="float">
                <text:p>-0.25</text:p>
              </table:table-cell>
              <table:table-cell table:style-name="ce25" office:value-type="float" office:value="25" calcext:value-type="float">
                <text:p>25</text:p>
              </table:table-cell>
              <table:table-cell table:style-name="ce38" table:number-columns-repeated="17"/>
              <table:table-cell table:number-columns-repeated="998"/>
            </table:table-row>
            <table:table-row table:style-name="ro9">
              <table:table-cell table:style-name="ce26" office:value-type="string" calcext:value-type="string">
                <text:p>Stauts Tracker</text:p>
              </table:table-cell>
              <table:table-cell table:style-name="ce38" table:content-validation-name="val1" office:value-type="string" calcext:value-type="string">
                <text:p>Documentation</text:p>
              </table:table-cell>
              <table:table-cell table:style-name="ce30"/>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number-columns-repeated="2" table:style-name="ce25"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Project Synopsis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8" table:number-columns-repeated="17"/>
              <table:table-cell table:number-columns-repeated="998"/>
            </table:table-row>
            <table:table-row table:style-name="ro2">
              <table:table-cell table:style-name="ce38" office:value-type="string" calcext:value-type="string">
                <text:p>Project Synopsis writeup</text:p>
              </table:table-cell>
              <table:table-cell table:style-name="ce38" table:content-validation-name="val1" office:value-type="string" calcext:value-type="string">
                <text:p>Documentation</text:p>
              </table:table-cell>
              <table:table-cell table:style-name="ce30" office:value-type="string" calcext:value-type="string">
                <text:p>Krishiv</text:p>
              </table:table-cell>
              <table:table-cell table:style-name="ce30" office:value-type="float" office:value="1.5" calcext:value-type="float">
                <text:p>1.5</text:p>
              </table:table-cell>
              <table:table-cell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50" calcext:value-type="float">
                <text:p>50</text:p>
              </table:table-cell>
              <table:table-cell table:style-name="ce46" table:number-columns-repeated="17"/>
              <table:table-cell table:number-columns-repeated="998"/>
            </table:table-row>
          </table:table-row-group>
        </table:table-row-group>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5]=&quot;&quot;;[.E25]=&quot;&quot;);&quot;&quot;;[.D25]-[.E25])">
            <text:p/>
          </table:table-cell>
          <table:table-cell table:style-name="ce25" table:formula="of:=IF(OR([.H25]=&quot;&quot;;[.E25]=0);&quot;&quot;;ABS([.H25])/[.E25]*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6]=&quot;&quot;;[.E26]=&quot;&quot;);&quot;&quot;;[.D26]-[.E26])">
            <text:p/>
          </table:table-cell>
          <table:table-cell table:style-name="ce25" table:formula="of:=IF(OR([.H26]=&quot;&quot;;[.E26]=0);&quot;&quot;;ABS([.H26])/[.E26]*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7]=&quot;&quot;;[.E27]=&quot;&quot;);&quot;&quot;;[.D27]-[.E27])">
            <text:p/>
          </table:table-cell>
          <table:table-cell table:style-name="ce25" table:formula="of:=IF(OR([.H27]=&quot;&quot;;[.E27]=0);&quot;&quot;;ABS([.H27])/[.E27]*100)">
            <text:p/>
          </table:table-cell>
          <table:table-cell table:style-name="ce38" table:number-columns-repeated="17"/>
          <table:table-cell table:number-columns-repeated="998"/>
        </table:table-row>
        <table:table-row-group>
          <table:table-row-group>
            <table:table-row table:style-name="ro2">
              <table:table-cell table:style-name="ce20" office:value-type="string" calcext:value-type="string">
                <text:p>Week 3 (January 29 - February 4)</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28]=&quot;&quot;;[.E28]=&quot;&quot;);&quot;&quot;;[.D28]-[.E28])">
                <text:p/>
              </table:table-cell>
              <table:table-cell table:style-name="ce25" table:formula="of:=IF(OR([.H28]=&quot;&quot;;[.E28]=0);&quot;&quot;;ABS([.H28])/[.E28]*100)">
                <text:p/>
              </table:table-cell>
              <table:table-cell table:style-name="ce46" table:number-columns-repeated="17"/>
              <table:table-cell table:number-columns-repeated="998"/>
            </table:table-row>
          </table:table-row-group>
        </table:table-row-group>
        <table:table-row table:style-name="ro2">
          <table:table-cell table:style-name="ce38" office:value-type="string" calcext:value-type="string">
            <text:p>Learning Mern</text:p>
          </table:table-cell>
          <table:table-cell table:style-name="ce38" table:content-validation-name="val1"/>
          <table:table-cell table:style-name="ce30" office:value-type="string" calcext:value-type="string">
            <text:p>Ravi, Krishiv, Aditya Chandramouli, Chaitanya, Sai Aditya</text:p>
          </table:table-cell>
          <table:table-cell table:style-name="ce30" table:number-columns-repeated="2"/>
          <table:table-cell table:style-name="ce66" table:content-validation-name="val2" office:value-type="string" calcext:value-type="string">
            <text:p>Done</text:p>
          </table:table-cell>
          <table:table-cell table:style-name="ce38"/>
          <table:table-cell table:style-name="ce25" table:formula="of:=IF(OR([.D29]=&quot;&quot;;[.E29]=&quot;&quot;);&quot;&quot;;[.D29]-[.E29])">
            <text:p/>
          </table:table-cell>
          <table:table-cell table:style-name="ce25" table:formula="of:=IF(OR([.H29]=&quot;&quot;;[.E29]=0);&quot;&quot;;ABS([.H29])/[.E29]*100)">
            <text:p/>
          </table:table-cell>
          <table:table-cell table:style-name="ce38" table:number-columns-repeated="17"/>
          <table:table-cell table:number-columns-repeated="998"/>
        </table:table-row>
        <table:table-row table:style-name="ro2">
          <table:table-cell table:style-name="ce38" office:value-type="string" calcext:value-type="string">
            <text:p>Team discussion and splitting work</text:p>
          </table:table-cell>
          <table:table-cell table:style-name="ce38" table:content-validation-name="val1"/>
          <table:table-cell table:style-name="ce30" office:value-type="string" calcext:value-type="string">
            <text:p>Ravi, Krishiv, Aditya Chandramouli, Chaitanya, Sai Aditya</text:p>
          </table:table-cell>
          <table:table-cell table:style-name="ce30" office:value-type="float" office:value="2" calcext:value-type="float">
            <text:p>2</text:p>
          </table:table-cell>
          <table:table-cell table:style-name="ce30" office:value-type="float" office:value="2.5" calcext:value-type="float">
            <text:p>2.5</text:p>
          </table:table-cell>
          <table:table-cell table:style-name="ce66" table:content-validation-name="val2" office:value-type="string" calcext:value-type="string">
            <text:p>Done</text:p>
          </table:table-cell>
          <table:table-cell table:style-name="ce38"/>
          <table:table-cell table:style-name="ce25" table:formula="of:=IF(OR([.D30]=&quot;&quot;;[.E30]=&quot;&quot;);&quot;&quot;;[.D30]-[.E30])" office:value-type="float" office:value="-0.5" calcext:value-type="float">
            <text:p>-0.5</text:p>
          </table:table-cell>
          <table:table-cell table:style-name="ce25" table:formula="of:=IF(OR([.H30]=&quot;&quot;;[.E30]=0);&quot;&quot;;ABS([.H30])/[.E30]*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Basic Dashboard Design</text:p>
          </table:table-cell>
          <table:table-cell table:style-name="ce38" table:content-validation-name="val1"/>
          <table:table-cell table:style-name="ce30" office:value-type="string" calcext:value-type="string">
            <text:p>Ravi, Krishiv, Aditya Chandramouli, Chaitanya, Sai Aditya</text:p>
          </table:table-cell>
          <table:table-cell table:style-name="ce30" table:number-columns-repeated="2"/>
          <table:table-cell table:style-name="ce66" table:content-validation-name="val2" office:value-type="string" calcext:value-type="string">
            <text:p>Done</text:p>
          </table:table-cell>
          <table:table-cell table:style-name="ce38"/>
          <table:table-cell table:style-name="ce25" table:formula="of:=IF(OR([.D31]=&quot;&quot;;[.E31]=&quot;&quot;);&quot;&quot;;[.D31]-[.E31])">
            <text:p/>
          </table:table-cell>
          <table:table-cell table:style-name="ce25" table:formula="of:=IF(OR([.H31]=&quot;&quot;;[.E31]=0);&quot;&quot;;ABS([.H31])/[.E31]*100)">
            <text:p/>
          </table:table-cell>
          <table:table-cell table:style-name="ce38" table:number-columns-repeated="17"/>
          <table:table-cell table:number-columns-repeated="998"/>
        </table:table-row>
        <table:table-row table:style-name="ro2">
          <table:table-cell table:style-name="ce20" office:value-type="string" calcext:value-type="string">
            <text:p>Week 4 (February 5 - February 12)</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32]=&quot;&quot;;[.E32]=&quot;&quot;);&quot;&quot;;[.D32]-[.E32])">
            <text:p/>
          </table:table-cell>
          <table:table-cell table:style-name="ce25" table:formula="of:=IF(OR([.H32]=&quot;&quot;;[.E32]=0);&quot;&quot;;ABS([.H32])/[.E32]*100)">
            <text:p/>
          </table:table-cell>
          <table:table-cell table:style-name="ce38"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Sai Aditya</text:p>
          </table:table-cell>
          <table:table-cell table:number-columns-repeated="2" table:style-name="ce30" office:value-type="float" office:value="0.3" calcext:value-type="float">
            <text:p>0.3</text:p>
          </table:table-cell>
          <table:table-cell table:style-name="ce66" table:content-validation-name="val2" office:value-type="string" calcext:value-type="string">
            <text:p>Done</text:p>
          </table:table-cell>
          <table:table-cell table:style-name="ce38"/>
          <table:table-cell table:style-name="ce25" table:formula="of:=IF(OR([.D33]=&quot;&quot;;[.E33]=&quot;&quot;);&quot;&quot;;[.D33]-[.E33])" office:value-type="float" office:value="0" calcext:value-type="float">
            <text:p>0</text:p>
          </table:table-cell>
          <table:table-cell table:style-name="ce25" table:formula="of:=IF(OR([.H33]=&quot;&quot;;[.E33]=0);&quot;&quot;;ABS([.H33])/[.E33]*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discussion</text:p>
          </table:table-cell>
          <table:table-cell table:style-name="ce38" table:content-validation-name="val1" office:value-type="string" calcext:value-type="string">
            <text:p>Coordination</text:p>
          </table:table-cell>
          <table:table-cell table:style-name="ce30" office:value-type="string" calcext:value-type="string">
            <text:p>Ravi, Krishiv, Aditya Chandramouli, Chaitanya, Sai Aditya</text:p>
          </table:table-cell>
          <table:table-cell table:style-name="ce30" office:value-type="float" office:value="1.5" calcext:value-type="float">
            <text:p>1.5</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34]=&quot;&quot;;[.E34]=&quot;&quot;);&quot;&quot;;[.D34]-[.E34])" office:value-type="float" office:value="-0.5" calcext:value-type="float">
            <text:p>-0.5</text:p>
          </table:table-cell>
          <table:table-cell table:style-name="ce25" table:formula="of:=IF(OR([.H34]=&quot;&quot;;[.E34]=0);&quot;&quot;;ABS([.H34])/[.E34]*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 Thogata, Krishiv</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35]=&quot;&quot;;[.E35]=&quot;&quot;);&quot;&quot;;[.D35]-[.E35])" office:value-type="float" office:value="0" calcext:value-type="float">
            <text:p>0</text:p>
          </table:table-cell>
          <table:table-cell table:style-name="ce25" table:formula="of:=IF(OR([.H35]=&quot;&quot;;[.E35]=0);&quot;&quot;;ABS([.H35])/[.E3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Sai Aditya, Ravi</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Software Requirements Documentation</text:p>
          </table:table-cell>
          <table:table-cell table:style-name="ce38" table:content-validation-name="val1" office:value-type="string" calcext:value-type="string">
            <text:p>Documentation</text:p>
          </table:table-cell>
          <table:table-cell table:style-name="ce30" office:value-type="string" calcext:value-type="string">
            <text:p>Aditya Chandramouli, Chaitanya, Krishiv</text:p>
          </table:table-cell>
          <table:table-cell table:style-name="ce30" office:value-type="float" office:value="2.5" calcext:value-type="float">
            <text:p>2.5</text:p>
          </table:table-cell>
          <table:table-cell table:style-name="ce30"/>
          <table:table-cell table:style-name="ce66" table:content-validation-name="val2" office:value-type="string" calcext:value-type="string">
            <text:p>Ongoing</text:p>
          </table:table-cell>
          <table:table-cell table:style-name="ce38"/>
          <table:table-cell table:style-name="ce25" table:formula="of:=IF(OR([.D37]=&quot;&quot;;[.E37]=&quot;&quot;);&quot;&quot;;[.D37]-[.E37])">
            <text:p/>
          </table:table-cell>
          <table:table-cell table:style-name="ce25" table:formula="of:=IF(OR([.H37]=&quot;&quot;;[.E37]=0);&quot;&quot;;ABS([.H37])/[.E37]*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number-columns-repeated="2"/>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39]=&quot;&quot;;[.E39]=&quot;&quot;);&quot;&quot;;[.D39]-[.E39])">
            <text:p/>
          </table:table-cell>
          <table:table-cell table:style-name="ce25" table:formula="of:=IF(OR([.H39]=&quot;&quot;;[.E39]=0);&quot;&quot;;ABS([.H39])/[.E39]*100)">
            <text:p/>
          </table:table-cell>
          <table:table-cell table:style-name="ce38" table:number-columns-repeated="17"/>
          <table:table-cell table:number-columns-repeated="998"/>
        </table:table-row>
        <table:table-row table:style-name="ro2">
          <table:table-cell table:style-name="ce20" office:value-type="string" calcext:value-type="string">
            <text:p>Week 6 (February 13 - February 19)</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40]=&quot;&quot;;[.E40]=&quot;&quot;);&quot;&quot;;[.D40]-[.E40])">
            <text:p/>
          </table:table-cell>
          <table:table-cell table:style-name="ce25" table:formula="of:=IF(OR([.H40]=&quot;&quot;;[.E40]=0);&quot;&quot;;ABS([.H40])/[.E40]*100)">
            <text:p/>
          </table:table-cell>
          <table:table-cell table:style-name="ce38" table:number-columns-repeated="17"/>
          <table:table-cell table:number-columns-repeated="998"/>
        </table:table-row>
        <table:table-row table:style-name="ro2">
          <table:table-cell table:style-name="ce38"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Ravi,Sai Aditya,Krishiv</text:p>
          </table:table-cell>
          <table:table-cell table:style-name="ce30" office:value-type="float" office:value="1" calcext:value-type="float">
            <text:p>1</text:p>
          </table:table-cell>
          <table:table-cell table:style-name="ce30" office:value-type="float" office:value="0.66" calcext:value-type="float">
            <text:p>0.66</text:p>
          </table:table-cell>
          <table:table-cell table:style-name="ce66" table:content-validation-name="val2" office:value-type="string" calcext:value-type="string">
            <text:p>Done</text:p>
          </table:table-cell>
          <table:table-cell table:style-name="ce38"/>
          <table:table-cell table:style-name="ce25" table:formula="of:=IF(OR([.D41]=&quot;&quot;;[.E41]=&quot;&quot;);&quot;&quot;;[.D41]-[.E41])" office:value-type="float" office:value="0.34" calcext:value-type="float">
            <text:p>0.34</text:p>
          </table:table-cell>
          <table:table-cell table:style-name="ce25" table:formula="of:=IF(OR([.H41]=&quot;&quot;;[.E41]=0);&quot;&quot;;ABS([.H41])/[.E41]*100)" office:value-type="float" office:value="51.5151515151515" calcext:value-type="float">
            <text:p>51.5151515151515</text:p>
          </table:table-cell>
          <table:table-cell table:style-name="ce38" table:number-columns-repeated="17"/>
          <table:table-cell table:number-columns-repeated="998"/>
        </table:table-row>
        <table:table-row table:style-name="ro2">
          <table:table-cell table:style-name="ce38" office:value-type="string" calcext:value-type="string">
            <text:p>SRS approval</text:p>
          </table:table-cell>
          <table:table-cell table:style-name="ce38"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42]=&quot;&quot;;[.E42]=&quot;&quot;);&quot;&quot;;[.D42]-[.E42])" office:value-type="float" office:value="0.5" calcext:value-type="float">
            <text:p>0.5</text:p>
          </table:table-cell>
          <table:table-cell table:style-name="ce25" table:formula="of:=IF(OR([.H42]=&quot;&quot;;[.E42]=0);&quot;&quot;;ABS([.H42])/[.E42]*100)" office:value-type="float" office:value="100" calcext:value-type="float">
            <text:p>100</text:p>
          </table:table-cell>
          <table:table-cell table:style-name="ce38" table:number-columns-repeated="17"/>
          <table:table-cell table:number-columns-repeated="998"/>
        </table:table-row>
        <table:table-row table:style-name="ro2">
          <table:table-cell table:style-name="ce38" office:value-type="string" calcext:value-type="string">
            <text:p>Database Setup</text:p>
          </table:table-cell>
          <table:table-cell table:style-name="ce38"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43]=&quot;&quot;;[.E43]=&quot;&quot;);&quot;&quot;;[.D43]-[.E43])" office:value-type="float" office:value="-1" calcext:value-type="float">
            <text:p>-1</text:p>
          </table:table-cell>
          <table:table-cell table:style-name="ce25" table:formula="of:=IF(OR([.H43]=&quot;&quot;;[.E43]=0);&quot;&quot;;ABS([.H43])/[.E43]*100)" office:value-type="float" office:value="50" calcext:value-type="float">
            <text:p>50</text:p>
          </table:table-cell>
          <table:table-cell table:style-name="ce38" table:number-columns-repeated="17"/>
          <table:table-cell table:number-columns-repeated="998"/>
        </table:table-row>
        <table:table-row table:style-name="ro2">
          <table:table-cell table:style-name="ce38" office:value-type="string" calcext:value-type="string">
            <text:p>FIGMA design to be shown to the client</text:p>
          </table:table-cell>
          <table:table-cell table:style-name="ce35" table:content-validation-name="val1" office:value-type="string" calcext:value-type="string">
            <text:p>Design</text:p>
          </table:table-cell>
          <table:table-cell table:style-name="ce30" office:value-type="string" calcext:value-type="string">
            <text:p>Krishiv,Ravi,Aditya</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44]=&quot;&quot;;[.E44]=&quot;&quot;);&quot;&quot;;[.D44]-[.E44])" office:value-type="float" office:value="1" calcext:value-type="float">
            <text:p>1</text:p>
          </table:table-cell>
          <table:table-cell table:style-name="ce25" table:formula="of:=IF(OR([.H44]=&quot;&quot;;[.E44]=0);&quot;&quot;;ABS([.H44])/[.E44]*100)" office:value-type="float" office:value="50" calcext:value-type="float">
            <text:p>50</text:p>
          </table:table-cell>
          <table:table-cell table:style-name="ce38" table:number-columns-repeated="17"/>
          <table:table-cell table:number-columns-repeated="998"/>
        </table:table-row>
        <table:table-row table:style-name="ro2">
          <table:table-cell table:style-name="ce37" office:value-type="string" calcext:value-type="string" table:number-columns-spanned="3" table:number-rows-spanned="1">
            <text:p>Tentative Start of Coding - This Week</text:p>
          </table:table-cell>
          <table:covered-table-cell table:number-columns-repeated="2"/>
          <table:table-cell table:style-name="ce30" table:number-columns-repeated="2"/>
          <table:table-cell table:style-name="ce66" table:content-validation-name="val2"/>
          <table:table-cell table:style-name="ce38"/>
          <table:table-cell table:style-name="ce25" table:formula="of:=IF(OR([.D45]=&quot;&quot;;[.E45]=&quot;&quot;);&quot;&quot;;[.D45]-[.E45])">
            <text:p/>
          </table:table-cell>
          <table:table-cell table:style-name="ce25" table:formula="of:=IF(OR([.H45]=&quot;&quot;;[.E45]=0);&quot;&quot;;ABS([.H45])/[.E45]*100)">
            <text:p/>
          </table:table-cell>
          <table:table-cell table:style-name="ce38" table:number-columns-repeated="17"/>
          <table:table-cell table:number-columns-repeated="998"/>
        </table:table-row>
        <table:table-row table:style-name="ro2">
          <table:table-cell table:style-name="ce38" office:value-type="string" calcext:value-type="string">
            <text:p>Login/Signup page Figma</text:p>
          </table:table-cell>
          <table:table-cell table:style-name="ce35" table:content-validation-name="val1" office:value-type="string" calcext:value-type="string">
            <text:p>Design</text:p>
          </table:table-cell>
          <table:table-cell table:style-name="ce30" office:value-type="string" calcext:value-type="string">
            <text:p>Sai Aditya</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46]=&quot;&quot;;[.E46]=&quot;&quot;);&quot;&quot;;[.D46]-[.E46])" office:value-type="float" office:value="0.5" calcext:value-type="float">
            <text:p>0.5</text:p>
          </table:table-cell>
          <table:table-cell table:style-name="ce25" table:formula="of:=IF(OR([.H46]=&quot;&quot;;[.E46]=0);&quot;&quot;;ABS([.H46])/[.E46]*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47]=&quot;&quot;;[.E47]=&quot;&quot;);&quot;&quot;;[.D47]-[.E47])">
            <text:p/>
          </table:table-cell>
          <table:table-cell table:style-name="ce25" table:formula="of:=IF(OR([.H47]=&quot;&quot;;[.E47]=0);&quot;&quot;;ABS([.H47])/[.E47]*100)">
            <text:p/>
          </table:table-cell>
          <table:table-cell table:style-name="ce38" table:number-columns-repeated="17"/>
          <table:table-cell table:number-columns-repeated="998"/>
        </table:table-row>
        <table:table-row table:style-name="ro11">
          <table:table-cell table:style-name="ce20" office:value-type="string" calcext:value-type="string">
            <text:p>Week 7 (February 20 – February 26)</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48]=&quot;&quot;;[.E48]=&quot;&quot;);&quot;&quot;;[.D48]-[.E48])">
            <text:p/>
          </table:table-cell>
          <table:table-cell table:style-name="ce25" table:formula="of:=IF(OR([.H48]=&quot;&quot;;[.E48]=0);&quot;&quot;;ABS([.H48])/[.E48]*100)">
            <text:p/>
          </table:table-cell>
          <table:table-cell table:style-name="ce38" table:number-columns-repeated="17"/>
          <table:table-cell table:number-columns-repeated="998"/>
        </table:table-row>
        <table:table-row table:style-name="ro2">
          <table:table-cell table:style-name="ce38" office:value-type="string" calcext:value-type="string">
            <text:p>Login page</text:p>
          </table:table-cell>
          <table:table-cell table:style-name="ce35" table:content-validation-name="val1" office:value-type="string" calcext:value-type="string">
            <text:p>Design</text:p>
          </table:table-cell>
          <table:table-cell table:style-name="ce30" office:value-type="string" calcext:value-type="string">
            <text:p>Sai Adit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49]=&quot;&quot;;[.E49]=&quot;&quot;);&quot;&quot;;[.D49]-[.E49])" office:value-type="float" office:value="-1" calcext:value-type="float">
            <text:p>-1</text:p>
          </table:table-cell>
          <table:table-cell table:style-name="ce25" table:formula="of:=IF(OR([.H49]=&quot;&quot;;[.E49]=0);&quot;&quot;;ABS([.H49])/[.E49]*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Database integration with client’s server</text:p>
          </table:table-cell>
          <table:table-cell table:style-name="ce35" table:content-validation-name="val1" office:value-type="string" calcext:value-type="string">
            <text:p>Development</text:p>
          </table:table-cell>
          <table:table-cell table:style-name="ce30" office:value-type="string" calcext:value-type="string">
            <text:p>Krishiv,Ravi,Aditya</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0]=&quot;&quot;;[.E50]=&quot;&quot;);&quot;&quot;;[.D50]-[.E50])" office:value-type="float" office:value="-1" calcext:value-type="float">
            <text:p>-1</text:p>
          </table:table-cell>
          <table:table-cell table:style-name="ce25" table:formula="of:=IF(OR([.H50]=&quot;&quot;;[.E50]=0);&quot;&quot;;ABS([.H50])/[.E5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Landing page</text:p>
          </table:table-cell>
          <table:table-cell table:style-name="ce35" table:content-validation-name="val1" office:value-type="string" calcext:value-type="string">
            <text:p>Design</text:p>
          </table:table-cell>
          <table:table-cell table:style-name="ce30" office:value-type="string" calcext:value-type="string">
            <text:p>Aditya Chandramouli, Chaitanya</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style-name="ce38" table:number-columns-repeated="17"/>
          <table:table-cell table:number-columns-repeated="998"/>
        </table:table-row>
        <table:table-row table:style-name="ro11">
          <table:table-cell table:style-name="ce20" office:value-type="string" calcext:value-type="string">
            <text:p>Week 8 (February 27 – March 5)</text:p>
          </table:table-cell>
          <table:table-cell table:style-name="ce46" table:content-validation-name="val1"/>
          <table:table-cell table:style-name="ce22" table:number-columns-repeated="3"/>
          <table:table-cell table:style-name="ce65" table:content-validation-name="val2"/>
          <table:table-cell table:style-name="ce46"/>
          <table:table-cell table:style-name="ce25" table:formula="of:=IF(OR([.D53]=&quot;&quot;;[.E53]=&quot;&quot;);&quot;&quot;;[.D53]-[.E53])">
            <text:p/>
          </table:table-cell>
          <table:table-cell table:style-name="ce25" table:formula="of:=IF(OR([.H53]=&quot;&quot;;[.E53]=0);&quot;&quot;;ABS([.H53])/[.E53]*100)">
            <text:p/>
          </table:table-cell>
          <table:table-cell table:style-name="ce38" table:number-columns-repeated="17"/>
          <table:table-cell table:number-columns-repeated="998"/>
        </table:table-row>
        <table:table-row table:style-name="ro2">
          <table:table-cell table:style-name="ce38" office:value-type="string" calcext:value-type="string">
            <text:p>LMS page</text:p>
          </table:table-cell>
          <table:table-cell table:style-name="ce35" table:content-validation-name="val1" office:value-type="string" calcext:value-type="string">
            <text:p>Design</text:p>
          </table:table-cell>
          <table:table-cell table:style-name="ce30" office:value-type="string" calcext:value-type="string">
            <text:p>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4]=&quot;&quot;;[.E54]=&quot;&quot;);&quot;&quot;;[.D54]-[.E54])" office:value-type="float" office:value="0" calcext:value-type="float">
            <text:p>0</text:p>
          </table:table-cell>
          <table:table-cell table:style-name="ce25" table:formula="of:=IF(OR([.H54]=&quot;&quot;;[.E54]=0);&quot;&quot;;ABS([.H54])/[.E54]*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5]=&quot;&quot;;[.E55]=&quot;&quot;);&quot;&quot;;[.D55]-[.E55])" office:value-type="float" office:value="0" calcext:value-type="float">
            <text:p>0</text:p>
          </table:table-cell>
          <table:table-cell table:style-name="ce25" table:formula="of:=IF(OR([.H55]=&quot;&quot;;[.E55]=0);&quot;&quot;;ABS([.H55])/[.E5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sign</text:p>
          </table:table-cell>
          <table:table-cell table:style-name="ce30" office:value-type="string" calcext:value-type="string">
            <text:p>Chaitanya</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6]=&quot;&quot;;[.E56]=&quot;&quot;);&quot;&quot;;[.D56]-[.E56])" office:value-type="float" office:value="0" calcext:value-type="float">
            <text:p>0</text:p>
          </table:table-cell>
          <table:table-cell table:style-name="ce25" table:formula="of:=IF(OR([.H56]=&quot;&quot;;[.E56]=0);&quot;&quot;;ABS([.H56])/[.E5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MS page</text:p>
          </table:table-cell>
          <table:table-cell table:style-name="ce35" table:content-validation-name="val1" office:value-type="string" calcext:value-type="string">
            <text:p>Development</text:p>
          </table:table-cell>
          <table:table-cell table:style-name="ce30" office:value-type="string" calcext:value-type="string">
            <text:p>Chandramouli</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7]=&quot;&quot;;[.E57]=&quot;&quot;);&quot;&quot;;[.D57]-[.E57])" office:value-type="float" office:value="-1" calcext:value-type="float">
            <text:p>-1</text:p>
          </table:table-cell>
          <table:table-cell table:style-name="ce25" table:formula="of:=IF(OR([.H57]=&quot;&quot;;[.E57]=0);&quot;&quot;;ABS([.H57])/[.E5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Heirarchy Coding</text:p>
          </table:table-cell>
          <table:table-cell table:style-name="ce35" table:content-validation-name="val1" office:value-type="string" calcext:value-type="string">
            <text:p>Design</text:p>
          </table:table-cell>
          <table:table-cell table:style-name="ce30" office:value-type="string" calcext:value-type="string">
            <text:p>Ravi,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Ongoing</text:p>
          </table:table-cell>
          <table:table-cell table:style-name="ce38"/>
          <table:table-cell table:style-name="ce25" table:formula="of:=IF(OR([.D58]=&quot;&quot;;[.E58]=&quot;&quot;);&quot;&quot;;[.D58]-[.E58])" office:value-type="float" office:value="-1" calcext:value-type="float">
            <text:p>-1</text:p>
          </table:table-cell>
          <table:table-cell table:style-name="ce25" table:formula="of:=IF(OR([.H58]=&quot;&quot;;[.E58]=0);&quot;&quot;;ABS([.H58])/[.E58]*100)" office:value-type="float" office:value="25" calcext:value-type="float">
            <text:p>25</text:p>
          </table:table-cell>
          <table:table-cell table:style-name="ce38" table:number-columns-repeated="17"/>
          <table:table-cell table:number-columns-repeated="998"/>
        </table:table-row>
        <table:table-row table:style-name="ro2">
          <table:table-cell table:style-name="ce27" office:value-type="string" calcext:value-type="string">
            <text:p>Week 9 (March 6 – March 10)</text:p>
          </table:table-cell>
          <table:table-cell table:style-name="ce28" table:content-validation-name="val1"/>
          <table:table-cell table:style-name="ce29" table:number-columns-repeated="3"/>
          <table:table-cell table:style-name="ce67" table:content-validation-name="val2"/>
          <table:table-cell table:style-name="ce31"/>
          <table:table-cell table:style-name="ce25" table:formula="of:=IF(OR([.D59]=&quot;&quot;;[.E59]=&quot;&quot;);&quot;&quot;;[.D59]-[.E59])">
            <text:p/>
          </table:table-cell>
          <table:table-cell table:style-name="ce25" table:formula="of:=IF(OR([.H59]=&quot;&quot;;[.E59]=0);&quot;&quot;;ABS([.H59])/[.E59]*100)">
            <text:p/>
          </table:table-cell>
          <table:table-cell table:style-name="ce38" table:number-columns-repeated="17"/>
          <table:table-cell table:number-columns-repeated="998"/>
        </table:table-row>
        <table:table-row table:style-name="ro2">
          <table:table-cell table:style-name="ce38" office:value-type="string" calcext:value-type="string">
            <text:p>Landing page</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60]=&quot;&quot;;[.E60]=&quot;&quot;);&quot;&quot;;[.D60]-[.E60])" office:value-type="float" office:value="-1" calcext:value-type="float">
            <text:p>-1</text:p>
          </table:table-cell>
          <table:table-cell table:style-name="ce25" table:formula="of:=IF(OR([.H60]=&quot;&quot;;[.E60]=0);&quot;&quot;;ABS([.H60])/[.E6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My leaves Page</text:p>
          </table:table-cell>
          <table:table-cell table:style-name="ce35" table:content-validation-name="val1" office:value-type="string" calcext:value-type="string">
            <text:p>Development</text:p>
          </table:table-cell>
          <table:table-cell table:style-name="ce30" office:value-type="string" calcext:value-type="string">
            <text:p>Ravi,Krishiv</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61]=&quot;&quot;;[.E61]=&quot;&quot;);&quot;&quot;;[.D61]-[.E61])" office:value-type="float" office:value="-1" calcext:value-type="float">
            <text:p>-1</text:p>
          </table:table-cell>
          <table:table-cell table:style-name="ce25" table:formula="of:=IF(OR([.H61]=&quot;&quot;;[.E61]=0);&quot;&quot;;ABS([.H61])/[.E61]*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Leave Requests Page</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62]=&quot;&quot;;[.E62]=&quot;&quot;);&quot;&quot;;[.D62]-[.E62])" office:value-type="float" office:value="-1" calcext:value-type="float">
            <text:p>-1</text:p>
          </table:table-cell>
          <table:table-cell table:style-name="ce25" table:formula="of:=IF(OR([.H62]=&quot;&quot;;[.E62]=0);&quot;&quot;;ABS([.H62])/[.E62]*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Login page</text:p>
          </table:table-cell>
          <table:table-cell table:style-name="ce35" table:content-validation-name="val1" office:value-type="string" calcext:value-type="string">
            <text:p>Development</text:p>
          </table:table-cell>
          <table:table-cell table:style-name="ce30" office:value-type="string" calcext:value-type="string">
            <text:p>Sai Aditya</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3]=&quot;&quot;;[.E63]=&quot;&quot;);&quot;&quot;;[.D63]-[.E63])" office:value-type="float" office:value="-1" calcext:value-type="float">
            <text:p>-1</text:p>
          </table:table-cell>
          <table:table-cell table:style-name="ce25" table:formula="of:=IF(OR([.H63]=&quot;&quot;;[.E63]=0);&quot;&quot;;ABS([.H63])/[.E63]*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Profile Page</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4]=&quot;&quot;;[.E64]=&quot;&quot;);&quot;&quot;;[.D64]-[.E64])" office:value-type="float" office:value="-2" calcext:value-type="float">
            <text:p>-2</text:p>
          </table:table-cell>
          <table:table-cell table:style-name="ce25" table:formula="of:=IF(OR([.H64]=&quot;&quot;;[.E64]=0);&quot;&quot;;ABS([.H64])/[.E64]*100)" office:value-type="float" office:value="40" calcext:value-type="float">
            <text:p>4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5]=&quot;&quot;;[.E65]=&quot;&quot;);&quot;&quot;;[.D65]-[.E65])" office:value-type="float" office:value="-1" calcext:value-type="float">
            <text:p>-1</text:p>
          </table:table-cell>
          <table:table-cell table:style-name="ce25" table:formula="of:=IF(OR([.H65]=&quot;&quot;;[.E65]=0);&quot;&quot;;ABS([.H65])/[.E65]*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Backend Intergration</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6]=&quot;&quot;;[.E66]=&quot;&quot;);&quot;&quot;;[.D66]-[.E66])" office:value-type="float" office:value="-2" calcext:value-type="float">
            <text:p>-2</text:p>
          </table:table-cell>
          <table:table-cell table:style-name="ce25" table:formula="of:=IF(OR([.H66]=&quot;&quot;;[.E66]=0);&quot;&quot;;ABS([.H66])/[.E66]*100)" office:value-type="float" office:value="40" calcext:value-type="float">
            <text:p>40</text:p>
          </table:table-cell>
          <table:table-cell table:style-name="ce38" table:number-columns-repeated="17"/>
          <table:table-cell table:number-columns-repeated="998"/>
        </table:table-row>
        <table:table-row table:style-name="ro2">
          <table:table-cell table:style-name="ce38" office:value-type="string" calcext:value-type="string">
            <text:p>Hierarchy Coding</text:p>
          </table:table-cell>
          <table:table-cell table:style-name="ce35"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4" calcext:value-type="float">
            <text:p>4</text:p>
          </table:table-cell>
          <table:table-cell table:style-name="ce30" office:value-type="float" office:value="6" calcext:value-type="float">
            <text:p>6</text:p>
          </table:table-cell>
          <table:table-cell table:style-name="ce66" table:content-validation-name="val2" office:value-type="string" calcext:value-type="string">
            <text:p>Ongoing</text:p>
          </table:table-cell>
          <table:table-cell table:style-name="ce38"/>
          <table:table-cell table:style-name="ce25" table:formula="of:=IF(OR([.D67]=&quot;&quot;;[.E67]=&quot;&quot;);&quot;&quot;;[.D67]-[.E67])" office:value-type="float" office:value="-2" calcext:value-type="float">
            <text:p>-2</text:p>
          </table:table-cell>
          <table:table-cell table:style-name="ce25" table:formula="of:=IF(OR([.H67]=&quot;&quot;;[.E67]=0);&quot;&quot;;ABS([.H67])/[.E6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Project Page</text:p>
          </table:table-cell>
          <table:table-cell table:style-name="ce35" table:content-validation-name="val1" office:value-type="string" calcext:value-type="string">
            <text:p>Development</text:p>
          </table:table-cell>
          <table:table-cell table:style-name="ce30" office:value-type="string" calcext:value-type="string">
            <text:p>Sai Aditya, Chaitanya, Aditya Chandramouli</text:p>
          </table:table-cell>
          <table:table-cell table:style-name="ce30" office:value-type="float" office:value="4" calcext:value-type="float">
            <text:p>4</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2" office:value-type="string" calcext:value-type="string">
            <text:p>Week 10 (March 11 – March 17)</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69]=&quot;&quot;;[.E69]=&quot;&quot;);&quot;&quot;;[.D69]-[.E69])">
            <text:p/>
          </table:table-cell>
          <table:table-cell table:style-name="ce25" table:formula="of:=IF(OR([.H69]=&quot;&quot;;[.E69]=0);&quot;&quot;;ABS([.H69])/[.E69]*100)">
            <text:p/>
          </table:table-cell>
          <table:table-cell table:style-name="ce38" table:number-columns-repeated="17"/>
          <table:table-cell table:number-columns-repeated="998"/>
        </table:table-row>
        <table:table-row table:style-name="ro2">
          <table:table-cell table:style-name="ce38" office:value-type="string" calcext:value-type="string">
            <text:p>Leaves Page Modifications</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70]=&quot;&quot;;[.E70]=&quot;&quot;);&quot;&quot;;[.D70]-[.E70])" office:value-type="float" office:value="-1" calcext:value-type="float">
            <text:p>-1</text:p>
          </table:table-cell>
          <table:table-cell table:style-name="ce25" table:formula="of:=IF(OR([.H70]=&quot;&quot;;[.E70]=0);&quot;&quot;;ABS([.H70])/[.E70]*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Register User Functionality</text:p>
          </table:table-cell>
          <table:table-cell table:style-name="ce35" table:content-validation-name="val1" office:value-type="string" calcext:value-type="string">
            <text:p>Development</text:p>
          </table:table-cell>
          <table:table-cell table:style-name="ce30" office:value-type="string" calcext:value-type="string">
            <text:p>Sai Adit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71]=&quot;&quot;;[.E71]=&quot;&quot;);&quot;&quot;;[.D71]-[.E71])" office:value-type="float" office:value="-1" calcext:value-type="float">
            <text:p>-1</text:p>
          </table:table-cell>
          <table:table-cell table:style-name="ce25" table:formula="of:=IF(OR([.H71]=&quot;&quot;;[.E71]=0);&quot;&quot;;ABS([.H71])/[.E71]*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Event Page Modifications</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Ongoing</text:p>
          </table:table-cell>
          <table:table-cell table:style-name="ce38"/>
          <table:table-cell table:style-name="ce25" table:formula="of:=IF(OR([.D72]=&quot;&quot;;[.E72]=&quot;&quot;);&quot;&quot;;[.D72]-[.E72])" office:value-type="float" office:value="-1" calcext:value-type="float">
            <text:p>-1</text:p>
          </table:table-cell>
          <table:table-cell table:style-name="ce25" table:formula="of:=IF(OR([.H72]=&quot;&quot;;[.E72]=0);&quot;&quot;;ABS([.H72])/[.E72]*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Projects Page</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73]=&quot;&quot;;[.E73]=&quot;&quot;);&quot;&quot;;[.D73]-[.E73])" office:value-type="float" office:value="-1" calcext:value-type="float">
            <text:p>-1</text:p>
          </table:table-cell>
          <table:table-cell table:style-name="ce25" table:formula="of:=IF(OR([.H73]=&quot;&quot;;[.E73]=0);&quot;&quot;;ABS([.H73])/[.E73]*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Leave Report Generation</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74]=&quot;&quot;;[.E74]=&quot;&quot;);&quot;&quot;;[.D74]-[.E74])" office:value-type="float" office:value="-1" calcext:value-type="float">
            <text:p>-1</text:p>
          </table:table-cell>
          <table:table-cell table:style-name="ce25" table:formula="of:=IF(OR([.H74]=&quot;&quot;;[.E74]=0);&quot;&quot;;ABS([.H74])/[.E74]*100)" office:value-type="float" office:value="20" calcext:value-type="float">
            <text:p>20</text:p>
          </table:table-cell>
          <table:table-cell table:style-name="ce38" table:number-columns-repeated="17"/>
          <table:table-cell table:number-columns-repeated="998"/>
        </table:table-row>
        <table:table-row table:style-name="ro2">
          <table:table-cell table:style-name="ce32" office:value-type="string" calcext:value-type="string">
            <text:p>Week 10 (March 18 – March 25)</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75]=&quot;&quot;;[.E75]=&quot;&quot;);&quot;&quot;;[.D75]-[.E75])">
            <text:p/>
          </table:table-cell>
          <table:table-cell table:style-name="ce25" table:formula="of:=IF(OR([.H75]=&quot;&quot;;[.E75]=0);&quot;&quot;;ABS([.H75])/[.E75]*100)">
            <text:p/>
          </table:table-cell>
          <table:table-cell table:style-name="ce38" table:number-columns-repeated="17"/>
          <table:table-cell table:number-columns-repeated="998"/>
        </table:table-row>
        <table:table-row table:style-name="ro2">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76]=&quot;&quot;;[.E76]=&quot;&quot;);&quot;&quot;;[.D76]-[.E76])" office:value-type="float" office:value="0" calcext:value-type="float">
            <text:p>0</text:p>
          </table:table-cell>
          <table:table-cell table:style-name="ce25" table:formula="of:=IF(OR([.H76]=&quot;&quot;;[.E76]=0);&quot;&quot;;ABS([.H76])/[.E7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discussion </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77]=&quot;&quot;;[.E77]=&quot;&quot;);&quot;&quot;;[.D77]-[.E77])" office:value-type="float" office:value="0.5" calcext:value-type="float">
            <text:p>0.5</text:p>
          </table:table-cell>
          <table:table-cell table:style-name="ce25" table:formula="of:=IF(OR([.H77]=&quot;&quot;;[.E77]=0);&quot;&quot;;ABS([.H77])/[.E7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Project Page Modification</text:p>
          </table:table-cell>
          <table:table-cell table:style-name="ce38" table:content-validation-name="val1" office:value-type="string" calcext:value-type="string">
            <text:p>Development</text:p>
          </table:table-cell>
          <table:table-cell table:style-name="ce30" office:value-type="string" calcext:value-type="string">
            <text:p>Ravi</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78]=&quot;&quot;;[.E78]=&quot;&quot;);&quot;&quot;;[.D78]-[.E78])" office:value-type="float" office:value="0" calcext:value-type="float">
            <text:p>0</text:p>
          </table:table-cell>
          <table:table-cell table:style-name="ce25" table:formula="of:=IF(OR([.H78]=&quot;&quot;;[.E78]=0);&quot;&quot;;ABS([.H78])/[.E78]*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UI Improvements</text:p>
          </table:table-cell>
          <table:table-cell table:style-name="ce38"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1.5" calcext:value-type="float">
            <text:p>1.5</text:p>
          </table:table-cell>
          <table:table-cell table:style-name="ce30" office:value-type="float" office:value="1.25" calcext:value-type="float">
            <text:p>1.25</text:p>
          </table:table-cell>
          <table:table-cell table:style-name="ce66" table:content-validation-name="val2" office:value-type="string" calcext:value-type="string">
            <text:p>Done</text:p>
          </table:table-cell>
          <table:table-cell table:style-name="ce38"/>
          <table:table-cell table:style-name="ce25" table:formula="of:=IF(OR([.D79]=&quot;&quot;;[.E79]=&quot;&quot;);&quot;&quot;;[.D79]-[.E79])" office:value-type="float" office:value="0.25" calcext:value-type="float">
            <text:p>0.25</text:p>
          </table:table-cell>
          <table:table-cell table:style-name="ce25" table:formula="of:=IF(OR([.H79]=&quot;&quot;;[.E79]=0);&quot;&quot;;ABS([.H79])/[.E79]*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0]=&quot;&quot;;[.E80]=&quot;&quot;);&quot;&quot;;[.D80]-[.E80])" office:value-type="float" office:value="0" calcext:value-type="float">
            <text:p>0</text:p>
          </table:table-cell>
          <table:table-cell table:style-name="ce25" table:formula="of:=IF(OR([.H80]=&quot;&quot;;[.E80]=0);&quot;&quot;;ABS([.H80])/[.E80]*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Navbar Optimization</text:p>
          </table:table-cell>
          <table:table-cell table:style-name="ce38" table:content-validation-name="val1" office:value-type="string" calcext:value-type="string">
            <text:p>Development</text:p>
          </table:table-cell>
          <table:table-cell table:style-name="ce30" office:value-type="string" calcext:value-type="string">
            <text:p>Sai Aditya, Krishiv</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81]=&quot;&quot;;[.E81]=&quot;&quot;);&quot;&quot;;[.D81]-[.E81])" office:value-type="float" office:value="0" calcext:value-type="float">
            <text:p>0</text:p>
          </table:table-cell>
          <table:table-cell table:style-name="ce25" table:formula="of:=IF(OR([.H81]=&quot;&quot;;[.E81]=0);&quot;&quot;;ABS([.H81])/[.E81]*100)" office:value-type="float" office:value="0" calcext:value-type="float">
            <text:p>0</text:p>
          </table:table-cell>
          <table:table-cell table:style-name="ce38" table:number-columns-repeated="17"/>
          <table:table-cell table:number-columns-repeated="998"/>
        </table:table-row>
        <table:table-row table:style-name="ro2">
          <table:table-cell table:style-name="ce32" office:value-type="string" calcext:value-type="string">
            <text:p>Week 11 (March 25 – March 31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2]=&quot;&quot;;[.E82]=&quot;&quot;);&quot;&quot;;[.D82]-[.E82])">
            <text:p/>
          </table:table-cell>
          <table:table-cell table:style-name="ce25" table:formula="of:=IF(OR([.H82]=&quot;&quot;;[.E82]=0);&quot;&quot;;ABS([.H82])/[.E82]*100)">
            <text:p/>
          </table:table-cell>
          <table:table-cell table:style-name="ce38" table:number-columns-repeated="17"/>
          <table:table-cell table:number-columns-repeated="998"/>
        </table:table-row>
        <table:table-row table:style-name="ro2">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3]=&quot;&quot;;[.E83]=&quot;&quot;);&quot;&quot;;[.D83]-[.E83])" office:value-type="float" office:value="0" calcext:value-type="float">
            <text:p>0</text:p>
          </table:table-cell>
          <table:table-cell table:style-name="ce25" table:formula="of:=IF(OR([.H83]=&quot;&quot;;[.E83]=0);&quot;&quot;;ABS([.H83])/[.E83]*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Updating SRS </text:p>
          </table:table-cell>
          <table:table-cell table:style-name="ce38" table:content-validation-name="val1" office:value-type="string" calcext:value-type="string">
            <text:p>Documentation</text:p>
          </table:table-cell>
          <table:table-cell table:style-name="ce30" office:value-type="string" calcext:value-type="string">
            <text:p>Sai Aditya, Ravi</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84]=&quot;&quot;;[.E84]=&quot;&quot;);&quot;&quot;;[.D84]-[.E84])" office:value-type="float" office:value="0" calcext:value-type="float">
            <text:p>0</text:p>
          </table:table-cell>
          <table:table-cell table:style-name="ce25" table:formula="of:=IF(OR([.H84]=&quot;&quot;;[.E84]=0);&quot;&quot;;ABS([.H84])/[.E84]*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 Sai Aditya</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5]=&quot;&quot;;[.E85]=&quot;&quot;);&quot;&quot;;[.D85]-[.E85])" office:value-type="float" office:value="0" calcext:value-type="float">
            <text:p>0</text:p>
          </table:table-cell>
          <table:table-cell table:style-name="ce25" table:formula="of:=IF(OR([.H85]=&quot;&quot;;[.E85]=0);&quot;&quot;;ABS([.H85])/[.E8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Comments and Replies Functionality</text:p>
          </table:table-cell>
          <table:table-cell table:style-name="ce38" table:content-validation-name="val1" office:value-type="string" calcext:value-type="string">
            <text:p>Development</text:p>
          </table:table-cell>
          <table:table-cell table:style-name="ce30" office:value-type="string" calcext:value-type="string">
            <text:p>Aditya Chandramouli, Chaitanya</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Ongoing</text:p>
          </table:table-cell>
          <table:table-cell table:style-name="ce38"/>
          <table:table-cell table:style-name="ce25" table:formula="of:=IF(OR([.D86]=&quot;&quot;;[.E86]=&quot;&quot;);&quot;&quot;;[.D86]-[.E86])" office:value-type="float" office:value="0.5" calcext:value-type="float">
            <text:p>0.5</text:p>
          </table:table-cell>
          <table:table-cell table:style-name="ce25" table:formula="of:=IF(OR([.H86]=&quot;&quot;;[.E86]=0);&quot;&quot;;ABS([.H86])/[.E86]*100)" office:value-type="float" office:value="100" calcext:value-type="float">
            <text:p>100</text:p>
          </table:table-cell>
          <table:table-cell table:style-name="ce38" table:number-columns-repeated="17"/>
          <table:table-cell table:number-columns-repeated="998"/>
        </table:table-row>
        <table:table-row table:style-name="ro2">
          <table:table-cell table:style-name="ce38" office:value-type="string" calcext:value-type="string">
            <text:p>Team discussion </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7]=&quot;&quot;;[.E87]=&quot;&quot;);&quot;&quot;;[.D87]-[.E87])" office:value-type="float" office:value="0" calcext:value-type="float">
            <text:p>0</text:p>
          </table:table-cell>
          <table:table-cell table:style-name="ce25" table:formula="of:=IF(OR([.H87]=&quot;&quot;;[.E87]=0);&quot;&quot;;ABS([.H87])/[.E87]*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eave Logic Handling</text:p>
          </table:table-cell>
          <table:table-cell table:style-name="ce38"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1.5" calcext:value-type="float">
            <text:p>1.5</text:p>
          </table:table-cell>
          <table:table-cell table:style-name="ce30" office:value-type="float" office:value="0.75" calcext:value-type="float">
            <text:p>0.75</text:p>
          </table:table-cell>
          <table:table-cell table:style-name="ce66" table:content-validation-name="val2" office:value-type="string" calcext:value-type="string">
            <text:p>Ongoing</text:p>
          </table:table-cell>
          <table:table-cell table:style-name="ce38"/>
          <table:table-cell table:style-name="ce25" table:formula="of:=IF(OR([.D88]=&quot;&quot;;[.E88]=&quot;&quot;);&quot;&quot;;[.D88]-[.E88])" office:value-type="float" office:value="0.75" calcext:value-type="float">
            <text:p>0.75</text:p>
          </table:table-cell>
          <table:table-cell table:style-name="ce25" table:formula="of:=IF(OR([.H88]=&quot;&quot;;[.E88]=0);&quot;&quot;;ABS([.H88])/[.E88]*100)" office:value-type="float" office:value="100" calcext:value-type="float">
            <text:p>100</text:p>
          </table:table-cell>
          <table:table-cell table:style-name="ce38" table:number-columns-repeated="17"/>
          <table:table-cell table:number-columns-repeated="998"/>
        </table:table-row>
        <table:table-row table:style-name="ro2">
          <table:table-cell table:style-name="ce49" office:value-type="string" calcext:value-type="string">
            <text:p>Week 12 (Apr 1 – Apr 7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9]=&quot;&quot;;[.E89]=&quot;&quot;);&quot;&quot;;[.D89]-[.E89])">
            <text:p/>
          </table:table-cell>
          <table:table-cell table:style-name="ce25" table:formula="of:=IF(OR([.H89]=&quot;&quot;;[.E89]=0);&quot;&quot;;ABS([.H89])/[.E89]*100)">
            <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90]=&quot;&quot;;[.E90]=&quot;&quot;);&quot;&quot;;[.D90]-[.E90])" office:value-type="float" office:value="0" calcext:value-type="float">
            <text:p>0</text:p>
          </table:table-cell>
          <table:table-cell table:style-name="ce25" table:formula="of:=IF(OR([.H90]=&quot;&quot;;[.E90]=0);&quot;&quot;;ABS([.H90])/[.E90]*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eave Balance</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number-columns-repeated="2"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91]=&quot;&quot;;[.E91]=&quot;&quot;);&quot;&quot;;[.D91]-[.E91])" office:value-type="float" office:value="0" calcext:value-type="float">
            <text:p>0</text:p>
          </table:table-cell>
          <table:table-cell table:style-name="ce25" table:formula="of:=IF(OR([.H91]=&quot;&quot;;[.E91]=0);&quot;&quot;;ABS([.H91])/[.E91]*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ogin OTP</text:p>
          </table:table-cell>
          <table:table-cell table:style-name="ce35" table:content-validation-name="val1" office:value-type="string" calcext:value-type="string">
            <text:p>Development</text:p>
          </table:table-cell>
          <table:table-cell table:style-name="ce30" office:value-type="string" calcext:value-type="string">
            <text:p>Krishiv,Aditya</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2]=&quot;&quot;;[.E92]=&quot;&quot;);&quot;&quot;;[.D92]-[.E92])" office:value-type="float" office:value="-2" calcext:value-type="float">
            <text:p>-2</text:p>
          </table:table-cell>
          <table:table-cell table:style-name="ce25" table:formula="of:=IF(OR([.H92]=&quot;&quot;;[.E92]=0);&quot;&quot;;ABS([.H92])/[.E92]*100)" office:value-type="float" office:value="50" calcext:value-type="float">
            <text:p>5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3]=&quot;&quot;;[.E93]=&quot;&quot;);&quot;&quot;;[.D93]-[.E93])" office:value-type="float" office:value="-1" calcext:value-type="float">
            <text:p>-1</text:p>
          </table:table-cell>
          <table:table-cell table:style-name="ce25" table:formula="of:=IF(OR([.H93]=&quot;&quot;;[.E93]=0);&quot;&quot;;ABS([.H93])/[.E93]*100)" office:value-type="float" office:value="25" calcext:value-type="float">
            <text:p>25</text:p>
          </table:table-cell>
          <table:table-cell table:style-name="ce38" table:number-columns-repeated="17"/>
          <table:table-cell table:number-columns-repeated="998"/>
        </table:table-row>
        <table:table-row table:style-name="ro2">
          <table:table-cell table:style-name="ce32" office:value-type="string" calcext:value-type="string">
            <text:p>Week 13 (Apr 8 - Apr 14)</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94]=&quot;&quot;;[.E94]=&quot;&quot;);&quot;&quot;;[.D94]-[.E94])">
            <text:p/>
          </table:table-cell>
          <table:table-cell table:style-name="ce25" table:formula="of:=IF(OR([.H94]=&quot;&quot;;[.E94]=0);&quot;&quot;;ABS([.H94])/[.E94]*100)">
            <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Chaitanya, Sai Aditya, Ravi, Aditya Chandramouli, Krishiv</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95]=&quot;&quot;;[.E95]=&quot;&quot;);&quot;&quot;;[.D95]-[.E95])" office:value-type="float" office:value="-0.5" calcext:value-type="float">
            <text:p>-0.5</text:p>
          </table:table-cell>
          <table:table-cell table:style-name="ce25" table:formula="of:=IF(OR([.H95]=&quot;&quot;;[.E95]=0);&quot;&quot;;ABS([.H95])/[.E95]*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Leave Balance Tracking</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96]=&quot;&quot;;[.E96]=&quot;&quot;);&quot;&quot;;[.D96]-[.E96])" office:value-type="float" office:value="-1" calcext:value-type="float">
            <text:p>-1</text:p>
          </table:table-cell>
          <table:table-cell table:style-name="ce25" table:formula="of:=IF(OR([.H96]=&quot;&quot;;[.E96]=0);&quot;&quot;;ABS([.H96])/[.E96]*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Login OTP and First Time Login</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7]=&quot;&quot;;[.E97]=&quot;&quot;);&quot;&quot;;[.D97]-[.E97])" office:value-type="float" office:value="-1" calcext:value-type="float">
            <text:p>-1</text:p>
          </table:table-cell>
          <table:table-cell table:style-name="ce25" table:formula="of:=IF(OR([.H97]=&quot;&quot;;[.E97]=0);&quot;&quot;;ABS([.H97])/[.E97]*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Modularised code</text:p>
          </table:table-cell>
          <table:table-cell table:style-name="ce35" table:content-validation-name="val1" office:value-type="string" calcext:value-type="string">
            <text:p>Development</text:p>
          </table:table-cell>
          <table:table-cell table:style-name="ce30" office:value-type="string" calcext:value-type="string">
            <text:p>Krishiv,Ravi,Aditya</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98]=&quot;&quot;;[.E98]=&quot;&quot;);&quot;&quot;;[.D98]-[.E98])" office:value-type="float" office:value="-1" calcext:value-type="float">
            <text:p>-1</text:p>
          </table:table-cell>
          <table:table-cell table:style-name="ce25" table:formula="of:=IF(OR([.H98]=&quot;&quot;;[.E98]=0);&quot;&quot;;ABS([.H98])/[.E98]*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Events Page Multer</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9]=&quot;&quot;;[.E99]=&quot;&quot;);&quot;&quot;;[.D99]-[.E99])" office:value-type="float" office:value="-1" calcext:value-type="float">
            <text:p>-1</text:p>
          </table:table-cell>
          <table:table-cell table:style-name="ce25" table:formula="of:=IF(OR([.H99]=&quot;&quot;;[.E99]=0);&quot;&quot;;ABS([.H99])/[.E99]*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Adding Location</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100]=&quot;&quot;;[.E100]=&quot;&quot;);&quot;&quot;;[.D100]-[.E100])" office:value-type="float" office:value="-1" calcext:value-type="float">
            <text:p>-1</text:p>
          </table:table-cell>
          <table:table-cell table:style-name="ce25" table:formula="of:=IF(OR([.H100]=&quot;&quot;;[.E100]=0);&quot;&quot;;ABS([.H100])/[.E10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27" office:value-type="string" calcext:value-type="string">
            <text:p>Week 14 (Apr 15 - Apr 21)</text:p>
          </table:table-cell>
          <table:table-cell table:style-name="ce28" table:content-validation-name="val1"/>
          <table:table-cell table:style-name="ce29" table:number-columns-repeated="3"/>
          <table:table-cell table:style-name="ce67" table:content-validation-name="val2"/>
          <table:table-cell table:style-name="ce31"/>
          <table:table-cell table:style-name="ce25" table:formula="of:=IF(OR([.D101]=&quot;&quot;;[.E101]=&quot;&quot;);&quot;&quot;;[.D101]-[.E101])">
            <text:p/>
          </table:table-cell>
          <table:table-cell table:style-name="ce25" table:formula="of:=IF(OR([.H101]=&quot;&quot;;[.E101]=0);&quot;&quot;;ABS([.H101])/[.E101]*100)">
            <text:p/>
          </table:table-cell>
          <table:table-cell table:style-name="ce38" table:number-columns-repeated="17"/>
          <table:table-cell table:number-columns-repeated="998"/>
        </table:table-row>
        <table:table-row table:style-name="ro2">
          <table:table-cell table:style-name="ce38" office:value-type="string" calcext:value-type="string">
            <text:p>Comments and Replies Functionality</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102]=&quot;&quot;;[.E102]=&quot;&quot;);&quot;&quot;;[.D102]-[.E102])" office:value-type="float" office:value="-1" calcext:value-type="float">
            <text:p>-1</text:p>
          </table:table-cell>
          <table:table-cell table:style-name="ce25" table:formula="of:=IF(OR([.H102]=&quot;&quot;;[.E102]=0);&quot;&quot;;ABS([.H102])/[.E102]*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Adding Location and Improve Date picker</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103]=&quot;&quot;;[.E103]=&quot;&quot;);&quot;&quot;;[.D103]-[.E103])" office:value-type="float" office:value="-1" calcext:value-type="float">
            <text:p>-1</text:p>
          </table:table-cell>
          <table:table-cell table:style-name="ce25" table:formula="of:=IF(OR([.H103]=&quot;&quot;;[.E103]=0);&quot;&quot;;ABS([.H103])/[.E103]*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UI Improvements</text:p>
          </table:table-cell>
          <table:table-cell table:style-name="ce35"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104]=&quot;&quot;;[.E104]=&quot;&quot;);&quot;&quot;;[.D104]-[.E104])" office:value-type="float" office:value="-1" calcext:value-type="float">
            <text:p>-1</text:p>
          </table:table-cell>
          <table:table-cell table:style-name="ce25" table:formula="of:=IF(OR([.H104]=&quot;&quot;;[.E104]=0);&quot;&quot;;ABS([.H104])/[.E104]*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Documentation</text:p>
          </table:table-cell>
          <table:table-cell table:style-name="ce35" table:content-validation-name="val1" office:value-type="string" calcext:value-type="string">
            <text:p>Design</text:p>
          </table:table-cell>
          <table:table-cell table:style-name="ce30" office:value-type="string" calcext:value-type="string">
            <text:p>Sai Aditya</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Ongoing</text:p>
          </table:table-cell>
          <table:table-cell table:style-name="ce38"/>
          <table:table-cell table:style-name="ce25" table:formula="of:=IF(OR([.D105]=&quot;&quot;;[.E105]=&quot;&quot;);&quot;&quot;;[.D105]-[.E105])" office:value-type="float" office:value="-1" calcext:value-type="float">
            <text:p>-1</text:p>
          </table:table-cell>
          <table:table-cell table:style-name="ce25" table:formula="of:=IF(OR([.H105]=&quot;&quot;;[.E105]=0);&quot;&quot;;ABS([.H105])/[.E105]*100)" office:value-type="float" office:value="20" calcext:value-type="float">
            <text:p>20</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6]=&quot;&quot;;[.E106]=&quot;&quot;);&quot;&quot;;[.D106]-[.E106])">
            <text:p/>
          </table:table-cell>
          <table:table-cell table:style-name="ce25" table:formula="of:=IF(OR([.H106]=&quot;&quot;;[.E106]=0);&quot;&quot;;ABS([.H106])/[.E10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7]=&quot;&quot;;[.E107]=&quot;&quot;);&quot;&quot;;[.D107]-[.E107])">
            <text:p/>
          </table:table-cell>
          <table:table-cell table:style-name="ce25" table:formula="of:=IF(OR([.H107]=&quot;&quot;;[.E107]=0);&quot;&quot;;ABS([.H107])/[.E10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8]=&quot;&quot;;[.E108]=&quot;&quot;);&quot;&quot;;[.D108]-[.E108])">
            <text:p/>
          </table:table-cell>
          <table:table-cell table:style-name="ce25" table:formula="of:=IF(OR([.H108]=&quot;&quot;;[.E108]=0);&quot;&quot;;ABS([.H108])/[.E10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9]=&quot;&quot;;[.E109]=&quot;&quot;);&quot;&quot;;[.D109]-[.E109])">
            <text:p/>
          </table:table-cell>
          <table:table-cell table:style-name="ce25" table:formula="of:=IF(OR([.H109]=&quot;&quot;;[.E109]=0);&quot;&quot;;ABS([.H109])/[.E10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0]=&quot;&quot;;[.E110]=&quot;&quot;);&quot;&quot;;[.D110]-[.E110])">
            <text:p/>
          </table:table-cell>
          <table:table-cell table:style-name="ce25" table:formula="of:=IF(OR([.H110]=&quot;&quot;;[.E110]=0);&quot;&quot;;ABS([.H110])/[.E11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1]=&quot;&quot;;[.E111]=&quot;&quot;);&quot;&quot;;[.D111]-[.E111])">
            <text:p/>
          </table:table-cell>
          <table:table-cell table:style-name="ce25" table:formula="of:=IF(OR([.H111]=&quot;&quot;;[.E111]=0);&quot;&quot;;ABS([.H111])/[.E11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2]=&quot;&quot;;[.E112]=&quot;&quot;);&quot;&quot;;[.D112]-[.E112])">
            <text:p/>
          </table:table-cell>
          <table:table-cell table:style-name="ce25" table:formula="of:=IF(OR([.H112]=&quot;&quot;;[.E112]=0);&quot;&quot;;ABS([.H112])/[.E11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3]=&quot;&quot;;[.E113]=&quot;&quot;);&quot;&quot;;[.D113]-[.E113])">
            <text:p/>
          </table:table-cell>
          <table:table-cell table:style-name="ce25" table:formula="of:=IF(OR([.H113]=&quot;&quot;;[.E113]=0);&quot;&quot;;ABS([.H113])/[.E11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4]=&quot;&quot;;[.E114]=&quot;&quot;);&quot;&quot;;[.D114]-[.E114])">
            <text:p/>
          </table:table-cell>
          <table:table-cell table:style-name="ce25" table:formula="of:=IF(OR([.H114]=&quot;&quot;;[.E114]=0);&quot;&quot;;ABS([.H114])/[.E11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5]=&quot;&quot;;[.E115]=&quot;&quot;);&quot;&quot;;[.D115]-[.E115])">
            <text:p/>
          </table:table-cell>
          <table:table-cell table:style-name="ce25" table:formula="of:=IF(OR([.H115]=&quot;&quot;;[.E115]=0);&quot;&quot;;ABS([.H115])/[.E11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6]=&quot;&quot;;[.E116]=&quot;&quot;);&quot;&quot;;[.D116]-[.E116])">
            <text:p/>
          </table:table-cell>
          <table:table-cell table:style-name="ce25" table:formula="of:=IF(OR([.H116]=&quot;&quot;;[.E116]=0);&quot;&quot;;ABS([.H116])/[.E11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7]=&quot;&quot;;[.E117]=&quot;&quot;);&quot;&quot;;[.D117]-[.E117])">
            <text:p/>
          </table:table-cell>
          <table:table-cell table:style-name="ce25" table:formula="of:=IF(OR([.H117]=&quot;&quot;;[.E117]=0);&quot;&quot;;ABS([.H117])/[.E11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8]=&quot;&quot;;[.E118]=&quot;&quot;);&quot;&quot;;[.D118]-[.E118])">
            <text:p/>
          </table:table-cell>
          <table:table-cell table:style-name="ce25" table:formula="of:=IF(OR([.H118]=&quot;&quot;;[.E118]=0);&quot;&quot;;ABS([.H118])/[.E11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9]=&quot;&quot;;[.E119]=&quot;&quot;);&quot;&quot;;[.D119]-[.E119])">
            <text:p/>
          </table:table-cell>
          <table:table-cell table:style-name="ce25" table:formula="of:=IF(OR([.H119]=&quot;&quot;;[.E119]=0);&quot;&quot;;ABS([.H119])/[.E11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0]=&quot;&quot;;[.E120]=&quot;&quot;);&quot;&quot;;[.D120]-[.E120])">
            <text:p/>
          </table:table-cell>
          <table:table-cell table:style-name="ce25" table:formula="of:=IF(OR([.H120]=&quot;&quot;;[.E120]=0);&quot;&quot;;ABS([.H120])/[.E12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1]=&quot;&quot;;[.E121]=&quot;&quot;);&quot;&quot;;[.D121]-[.E121])">
            <text:p/>
          </table:table-cell>
          <table:table-cell table:style-name="ce25" table:formula="of:=IF(OR([.H121]=&quot;&quot;;[.E121]=0);&quot;&quot;;ABS([.H121])/[.E12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2]=&quot;&quot;;[.E122]=&quot;&quot;);&quot;&quot;;[.D122]-[.E122])">
            <text:p/>
          </table:table-cell>
          <table:table-cell table:style-name="ce25" table:formula="of:=IF(OR([.H122]=&quot;&quot;;[.E122]=0);&quot;&quot;;ABS([.H122])/[.E12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3]=&quot;&quot;;[.E123]=&quot;&quot;);&quot;&quot;;[.D123]-[.E123])">
            <text:p/>
          </table:table-cell>
          <table:table-cell table:style-name="ce25" table:formula="of:=IF(OR([.H123]=&quot;&quot;;[.E123]=0);&quot;&quot;;ABS([.H123])/[.E12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4]=&quot;&quot;;[.E124]=&quot;&quot;);&quot;&quot;;[.D124]-[.E124])">
            <text:p/>
          </table:table-cell>
          <table:table-cell table:style-name="ce25" table:formula="of:=IF(OR([.H124]=&quot;&quot;;[.E124]=0);&quot;&quot;;ABS([.H124])/[.E12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5]=&quot;&quot;;[.E125]=&quot;&quot;);&quot;&quot;;[.D125]-[.E125])">
            <text:p/>
          </table:table-cell>
          <table:table-cell table:style-name="ce25" table:formula="of:=IF(OR([.H125]=&quot;&quot;;[.E125]=0);&quot;&quot;;ABS([.H125])/[.E12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6]=&quot;&quot;;[.E126]=&quot;&quot;);&quot;&quot;;[.D126]-[.E126])">
            <text:p/>
          </table:table-cell>
          <table:table-cell table:style-name="ce25" table:formula="of:=IF(OR([.H126]=&quot;&quot;;[.E126]=0);&quot;&quot;;ABS([.H126])/[.E12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7]=&quot;&quot;;[.E127]=&quot;&quot;);&quot;&quot;;[.D127]-[.E127])">
            <text:p/>
          </table:table-cell>
          <table:table-cell table:style-name="ce25" table:formula="of:=IF(OR([.H127]=&quot;&quot;;[.E127]=0);&quot;&quot;;ABS([.H127])/[.E12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8]=&quot;&quot;;[.E128]=&quot;&quot;);&quot;&quot;;[.D128]-[.E128])">
            <text:p/>
          </table:table-cell>
          <table:table-cell table:style-name="ce25" table:formula="of:=IF(OR([.H128]=&quot;&quot;;[.E128]=0);&quot;&quot;;ABS([.H128])/[.E12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9]=&quot;&quot;;[.E129]=&quot;&quot;);&quot;&quot;;[.D129]-[.E129])">
            <text:p/>
          </table:table-cell>
          <table:table-cell table:style-name="ce25" table:formula="of:=IF(OR([.H129]=&quot;&quot;;[.E129]=0);&quot;&quot;;ABS([.H129])/[.E12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0]=&quot;&quot;;[.E130]=&quot;&quot;);&quot;&quot;;[.D130]-[.E130])">
            <text:p/>
          </table:table-cell>
          <table:table-cell table:style-name="ce25" table:formula="of:=IF(OR([.H130]=&quot;&quot;;[.E130]=0);&quot;&quot;;ABS([.H130])/[.E13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1]=&quot;&quot;;[.E131]=&quot;&quot;);&quot;&quot;;[.D131]-[.E131])">
            <text:p/>
          </table:table-cell>
          <table:table-cell table:style-name="ce25" table:formula="of:=IF(OR([.H131]=&quot;&quot;;[.E131]=0);&quot;&quot;;ABS([.H131])/[.E13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2]=&quot;&quot;;[.E132]=&quot;&quot;);&quot;&quot;;[.D132]-[.E132])">
            <text:p/>
          </table:table-cell>
          <table:table-cell table:style-name="ce25" table:formula="of:=IF(OR([.H132]=&quot;&quot;;[.E132]=0);&quot;&quot;;ABS([.H132])/[.E13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3]=&quot;&quot;;[.E133]=&quot;&quot;);&quot;&quot;;[.D133]-[.E133])">
            <text:p/>
          </table:table-cell>
          <table:table-cell table:style-name="ce25" table:formula="of:=IF(OR([.H133]=&quot;&quot;;[.E133]=0);&quot;&quot;;ABS([.H133])/[.E13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4]=&quot;&quot;;[.E134]=&quot;&quot;);&quot;&quot;;[.D134]-[.E134])">
            <text:p/>
          </table:table-cell>
          <table:table-cell table:style-name="ce25" table:formula="of:=IF(OR([.H134]=&quot;&quot;;[.E134]=0);&quot;&quot;;ABS([.H134])/[.E13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5]=&quot;&quot;;[.E135]=&quot;&quot;);&quot;&quot;;[.D135]-[.E135])">
            <text:p/>
          </table:table-cell>
          <table:table-cell table:style-name="ce25" table:formula="of:=IF(OR([.H135]=&quot;&quot;;[.E135]=0);&quot;&quot;;ABS([.H135])/[.E13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6]=&quot;&quot;;[.E136]=&quot;&quot;);&quot;&quot;;[.D136]-[.E136])">
            <text:p/>
          </table:table-cell>
          <table:table-cell table:style-name="ce25" table:formula="of:=IF(OR([.H136]=&quot;&quot;;[.E136]=0);&quot;&quot;;ABS([.H136])/[.E13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7]=&quot;&quot;;[.E137]=&quot;&quot;);&quot;&quot;;[.D137]-[.E137])">
            <text:p/>
          </table:table-cell>
          <table:table-cell table:style-name="ce25" table:formula="of:=IF(OR([.H137]=&quot;&quot;;[.E137]=0);&quot;&quot;;ABS([.H137])/[.E13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8]=&quot;&quot;;[.E138]=&quot;&quot;);&quot;&quot;;[.D138]-[.E138])">
            <text:p/>
          </table:table-cell>
          <table:table-cell table:style-name="ce25" table:formula="of:=IF(OR([.H138]=&quot;&quot;;[.E138]=0);&quot;&quot;;ABS([.H138])/[.E13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9]=&quot;&quot;;[.E139]=&quot;&quot;);&quot;&quot;;[.D139]-[.E139])">
            <text:p/>
          </table:table-cell>
          <table:table-cell table:style-name="ce25" table:formula="of:=IF(OR([.H139]=&quot;&quot;;[.E139]=0);&quot;&quot;;ABS([.H139])/[.E13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0]=&quot;&quot;;[.E140]=&quot;&quot;);&quot;&quot;;[.D140]-[.E140])">
            <text:p/>
          </table:table-cell>
          <table:table-cell table:style-name="ce25" table:formula="of:=IF(OR([.H140]=&quot;&quot;;[.E140]=0);&quot;&quot;;ABS([.H140])/[.E14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1]=&quot;&quot;;[.E141]=&quot;&quot;);&quot;&quot;;[.D141]-[.E141])">
            <text:p/>
          </table:table-cell>
          <table:table-cell table:style-name="ce25" table:formula="of:=IF(OR([.H141]=&quot;&quot;;[.E141]=0);&quot;&quot;;ABS([.H141])/[.E14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2]=&quot;&quot;;[.E142]=&quot;&quot;);&quot;&quot;;[.D142]-[.E142])">
            <text:p/>
          </table:table-cell>
          <table:table-cell table:style-name="ce25" table:formula="of:=IF(OR([.H142]=&quot;&quot;;[.E142]=0);&quot;&quot;;ABS([.H142])/[.E14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3]=&quot;&quot;;[.E143]=&quot;&quot;);&quot;&quot;;[.D143]-[.E143])">
            <text:p/>
          </table:table-cell>
          <table:table-cell table:style-name="ce25" table:formula="of:=IF(OR([.H143]=&quot;&quot;;[.E143]=0);&quot;&quot;;ABS([.H143])/[.E14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4]=&quot;&quot;;[.E144]=&quot;&quot;);&quot;&quot;;[.D144]-[.E144])">
            <text:p/>
          </table:table-cell>
          <table:table-cell table:style-name="ce25" table:formula="of:=IF(OR([.H144]=&quot;&quot;;[.E144]=0);&quot;&quot;;ABS([.H144])/[.E14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5]=&quot;&quot;;[.E145]=&quot;&quot;);&quot;&quot;;[.D145]-[.E145])">
            <text:p/>
          </table:table-cell>
          <table:table-cell table:style-name="ce25" table:formula="of:=IF(OR([.H145]=&quot;&quot;;[.E145]=0);&quot;&quot;;ABS([.H145])/[.E14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6]=&quot;&quot;;[.E146]=&quot;&quot;);&quot;&quot;;[.D146]-[.E146])">
            <text:p/>
          </table:table-cell>
          <table:table-cell table:style-name="ce25" table:formula="of:=IF(OR([.H146]=&quot;&quot;;[.E146]=0);&quot;&quot;;ABS([.H146])/[.E14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7]=&quot;&quot;;[.E147]=&quot;&quot;);&quot;&quot;;[.D147]-[.E147])">
            <text:p/>
          </table:table-cell>
          <table:table-cell table:style-name="ce25" table:formula="of:=IF(OR([.H147]=&quot;&quot;;[.E147]=0);&quot;&quot;;ABS([.H147])/[.E14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8]=&quot;&quot;;[.E148]=&quot;&quot;);&quot;&quot;;[.D148]-[.E148])">
            <text:p/>
          </table:table-cell>
          <table:table-cell table:style-name="ce25" table:formula="of:=IF(OR([.H148]=&quot;&quot;;[.E148]=0);&quot;&quot;;ABS([.H148])/[.E14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9]=&quot;&quot;;[.E149]=&quot;&quot;);&quot;&quot;;[.D149]-[.E149])">
            <text:p/>
          </table:table-cell>
          <table:table-cell table:style-name="ce25" table:formula="of:=IF(OR([.H149]=&quot;&quot;;[.E149]=0);&quot;&quot;;ABS([.H149])/[.E14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0]=&quot;&quot;;[.E150]=&quot;&quot;);&quot;&quot;;[.D150]-[.E150])">
            <text:p/>
          </table:table-cell>
          <table:table-cell table:style-name="ce25" table:formula="of:=IF(OR([.H150]=&quot;&quot;;[.E150]=0);&quot;&quot;;ABS([.H150])/[.E15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1]=&quot;&quot;;[.E151]=&quot;&quot;);&quot;&quot;;[.D151]-[.E151])">
            <text:p/>
          </table:table-cell>
          <table:table-cell table:style-name="ce25" table:formula="of:=IF(OR([.H151]=&quot;&quot;;[.E151]=0);&quot;&quot;;ABS([.H151])/[.E15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2]=&quot;&quot;;[.E152]=&quot;&quot;);&quot;&quot;;[.D152]-[.E152])">
            <text:p/>
          </table:table-cell>
          <table:table-cell table:style-name="ce25" table:formula="of:=IF(OR([.H152]=&quot;&quot;;[.E152]=0);&quot;&quot;;ABS([.H152])/[.E15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3]=&quot;&quot;;[.E153]=&quot;&quot;);&quot;&quot;;[.D153]-[.E153])">
            <text:p/>
          </table:table-cell>
          <table:table-cell table:style-name="ce25" table:formula="of:=IF(OR([.H153]=&quot;&quot;;[.E153]=0);&quot;&quot;;ABS([.H153])/[.E15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4]=&quot;&quot;;[.E154]=&quot;&quot;);&quot;&quot;;[.D154]-[.E154])">
            <text:p/>
          </table:table-cell>
          <table:table-cell table:style-name="ce25" table:formula="of:=IF(OR([.H154]=&quot;&quot;;[.E154]=0);&quot;&quot;;ABS([.H154])/[.E15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5]=&quot;&quot;;[.E155]=&quot;&quot;);&quot;&quot;;[.D155]-[.E155])">
            <text:p/>
          </table:table-cell>
          <table:table-cell table:style-name="ce25" table:formula="of:=IF(OR([.H155]=&quot;&quot;;[.E155]=0);&quot;&quot;;ABS([.H155])/[.E15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6]=&quot;&quot;;[.E156]=&quot;&quot;);&quot;&quot;;[.D156]-[.E156])">
            <text:p/>
          </table:table-cell>
          <table:table-cell table:style-name="ce25" table:formula="of:=IF(OR([.H156]=&quot;&quot;;[.E156]=0);&quot;&quot;;ABS([.H156])/[.E15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7]=&quot;&quot;;[.E157]=&quot;&quot;);&quot;&quot;;[.D157]-[.E157])">
            <text:p/>
          </table:table-cell>
          <table:table-cell table:style-name="ce25" table:formula="of:=IF(OR([.H157]=&quot;&quot;;[.E157]=0);&quot;&quot;;ABS([.H157])/[.E15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8]=&quot;&quot;;[.E158]=&quot;&quot;);&quot;&quot;;[.D158]-[.E158])">
            <text:p/>
          </table:table-cell>
          <table:table-cell table:style-name="ce25" table:formula="of:=IF(OR([.H158]=&quot;&quot;;[.E158]=0);&quot;&quot;;ABS([.H158])/[.E15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9]=&quot;&quot;;[.E159]=&quot;&quot;);&quot;&quot;;[.D159]-[.E159])">
            <text:p/>
          </table:table-cell>
          <table:table-cell table:style-name="ce25" table:formula="of:=IF(OR([.H159]=&quot;&quot;;[.E159]=0);&quot;&quot;;ABS([.H159])/[.E15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0]=&quot;&quot;;[.E160]=&quot;&quot;);&quot;&quot;;[.D160]-[.E160])">
            <text:p/>
          </table:table-cell>
          <table:table-cell table:style-name="ce25" table:formula="of:=IF(OR([.H160]=&quot;&quot;;[.E160]=0);&quot;&quot;;ABS([.H160])/[.E16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1]=&quot;&quot;;[.E161]=&quot;&quot;);&quot;&quot;;[.D161]-[.E161])">
            <text:p/>
          </table:table-cell>
          <table:table-cell table:style-name="ce25" table:formula="of:=IF(OR([.H161]=&quot;&quot;;[.E161]=0);&quot;&quot;;ABS([.H161])/[.E16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2]=&quot;&quot;;[.E162]=&quot;&quot;);&quot;&quot;;[.D162]-[.E162])">
            <text:p/>
          </table:table-cell>
          <table:table-cell table:style-name="ce25" table:formula="of:=IF(OR([.H162]=&quot;&quot;;[.E162]=0);&quot;&quot;;ABS([.H162])/[.E16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3]=&quot;&quot;;[.E163]=&quot;&quot;);&quot;&quot;;[.D163]-[.E163])">
            <text:p/>
          </table:table-cell>
          <table:table-cell table:style-name="ce25" table:formula="of:=IF(OR([.H163]=&quot;&quot;;[.E163]=0);&quot;&quot;;ABS([.H163])/[.E16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4]=&quot;&quot;;[.E164]=&quot;&quot;);&quot;&quot;;[.D164]-[.E164])">
            <text:p/>
          </table:table-cell>
          <table:table-cell table:style-name="ce25" table:formula="of:=IF(OR([.H164]=&quot;&quot;;[.E164]=0);&quot;&quot;;ABS([.H164])/[.E16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5]=&quot;&quot;;[.E165]=&quot;&quot;);&quot;&quot;;[.D165]-[.E165])">
            <text:p/>
          </table:table-cell>
          <table:table-cell table:style-name="ce25" table:formula="of:=IF(OR([.H165]=&quot;&quot;;[.E165]=0);&quot;&quot;;ABS([.H165])/[.E16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6]=&quot;&quot;;[.E166]=&quot;&quot;);&quot;&quot;;[.D166]-[.E166])">
            <text:p/>
          </table:table-cell>
          <table:table-cell table:style-name="ce25" table:formula="of:=IF(OR([.H166]=&quot;&quot;;[.E166]=0);&quot;&quot;;ABS([.H166])/[.E16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7]=&quot;&quot;;[.E167]=&quot;&quot;);&quot;&quot;;[.D167]-[.E167])">
            <text:p/>
          </table:table-cell>
          <table:table-cell table:style-name="ce25" table:formula="of:=IF(OR([.H167]=&quot;&quot;;[.E167]=0);&quot;&quot;;ABS([.H167])/[.E16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8]=&quot;&quot;;[.E168]=&quot;&quot;);&quot;&quot;;[.D168]-[.E168])">
            <text:p/>
          </table:table-cell>
          <table:table-cell table:style-name="ce25" table:formula="of:=IF(OR([.H168]=&quot;&quot;;[.E168]=0);&quot;&quot;;ABS([.H168])/[.E16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9]=&quot;&quot;;[.E169]=&quot;&quot;);&quot;&quot;;[.D169]-[.E169])">
            <text:p/>
          </table:table-cell>
          <table:table-cell table:style-name="ce25" table:formula="of:=IF(OR([.H169]=&quot;&quot;;[.E169]=0);&quot;&quot;;ABS([.H169])/[.E16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0]=&quot;&quot;;[.E170]=&quot;&quot;);&quot;&quot;;[.D170]-[.E170])">
            <text:p/>
          </table:table-cell>
          <table:table-cell table:style-name="ce25" table:formula="of:=IF(OR([.H170]=&quot;&quot;;[.E170]=0);&quot;&quot;;ABS([.H170])/[.E17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1]=&quot;&quot;;[.E171]=&quot;&quot;);&quot;&quot;;[.D171]-[.E171])">
            <text:p/>
          </table:table-cell>
          <table:table-cell table:style-name="ce25" table:formula="of:=IF(OR([.H171]=&quot;&quot;;[.E171]=0);&quot;&quot;;ABS([.H171])/[.E17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2]=&quot;&quot;;[.E172]=&quot;&quot;);&quot;&quot;;[.D172]-[.E172])">
            <text:p/>
          </table:table-cell>
          <table:table-cell table:style-name="ce25" table:formula="of:=IF(OR([.H172]=&quot;&quot;;[.E172]=0);&quot;&quot;;ABS([.H172])/[.E17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3]=&quot;&quot;;[.E173]=&quot;&quot;);&quot;&quot;;[.D173]-[.E173])">
            <text:p/>
          </table:table-cell>
          <table:table-cell table:style-name="ce25" table:formula="of:=IF(OR([.H173]=&quot;&quot;;[.E173]=0);&quot;&quot;;ABS([.H173])/[.E17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4]=&quot;&quot;;[.E174]=&quot;&quot;);&quot;&quot;;[.D174]-[.E174])">
            <text:p/>
          </table:table-cell>
          <table:table-cell table:style-name="ce25" table:formula="of:=IF(OR([.H174]=&quot;&quot;;[.E174]=0);&quot;&quot;;ABS([.H174])/[.E17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5]=&quot;&quot;;[.E175]=&quot;&quot;);&quot;&quot;;[.D175]-[.E175])">
            <text:p/>
          </table:table-cell>
          <table:table-cell table:style-name="ce25" table:formula="of:=IF(OR([.H175]=&quot;&quot;;[.E175]=0);&quot;&quot;;ABS([.H175])/[.E17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6]=&quot;&quot;;[.E176]=&quot;&quot;);&quot;&quot;;[.D176]-[.E176])">
            <text:p/>
          </table:table-cell>
          <table:table-cell table:style-name="ce25" table:formula="of:=IF(OR([.H176]=&quot;&quot;;[.E176]=0);&quot;&quot;;ABS([.H176])/[.E17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7]=&quot;&quot;;[.E177]=&quot;&quot;);&quot;&quot;;[.D177]-[.E177])">
            <text:p/>
          </table:table-cell>
          <table:table-cell table:style-name="ce25" table:formula="of:=IF(OR([.H177]=&quot;&quot;;[.E177]=0);&quot;&quot;;ABS([.H177])/[.E17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8]=&quot;&quot;;[.E178]=&quot;&quot;);&quot;&quot;;[.D178]-[.E178])">
            <text:p/>
          </table:table-cell>
          <table:table-cell table:style-name="ce25" table:formula="of:=IF(OR([.H178]=&quot;&quot;;[.E178]=0);&quot;&quot;;ABS([.H178])/[.E17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9]=&quot;&quot;;[.E179]=&quot;&quot;);&quot;&quot;;[.D179]-[.E179])">
            <text:p/>
          </table:table-cell>
          <table:table-cell table:style-name="ce25" table:formula="of:=IF(OR([.H179]=&quot;&quot;;[.E179]=0);&quot;&quot;;ABS([.H179])/[.E17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0]=&quot;&quot;;[.E180]=&quot;&quot;);&quot;&quot;;[.D180]-[.E180])">
            <text:p/>
          </table:table-cell>
          <table:table-cell table:style-name="ce25" table:formula="of:=IF(OR([.H180]=&quot;&quot;;[.E180]=0);&quot;&quot;;ABS([.H180])/[.E18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1]=&quot;&quot;;[.E181]=&quot;&quot;);&quot;&quot;;[.D181]-[.E181])">
            <text:p/>
          </table:table-cell>
          <table:table-cell table:style-name="ce25" table:formula="of:=IF(OR([.H181]=&quot;&quot;;[.E181]=0);&quot;&quot;;ABS([.H181])/[.E18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2]=&quot;&quot;;[.E182]=&quot;&quot;);&quot;&quot;;[.D182]-[.E182])">
            <text:p/>
          </table:table-cell>
          <table:table-cell table:style-name="ce25" table:formula="of:=IF(OR([.H182]=&quot;&quot;;[.E182]=0);&quot;&quot;;ABS([.H182])/[.E18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3]=&quot;&quot;;[.E183]=&quot;&quot;);&quot;&quot;;[.D183]-[.E183])">
            <text:p/>
          </table:table-cell>
          <table:table-cell table:style-name="ce25" table:formula="of:=IF(OR([.H183]=&quot;&quot;;[.E183]=0);&quot;&quot;;ABS([.H183])/[.E18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4]=&quot;&quot;;[.E184]=&quot;&quot;);&quot;&quot;;[.D184]-[.E184])">
            <text:p/>
          </table:table-cell>
          <table:table-cell table:style-name="ce25" table:formula="of:=IF(OR([.H184]=&quot;&quot;;[.E184]=0);&quot;&quot;;ABS([.H184])/[.E18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5]=&quot;&quot;;[.E185]=&quot;&quot;);&quot;&quot;;[.D185]-[.E185])">
            <text:p/>
          </table:table-cell>
          <table:table-cell table:style-name="ce25" table:formula="of:=IF(OR([.H185]=&quot;&quot;;[.E185]=0);&quot;&quot;;ABS([.H185])/[.E18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6]=&quot;&quot;;[.E186]=&quot;&quot;);&quot;&quot;;[.D186]-[.E186])">
            <text:p/>
          </table:table-cell>
          <table:table-cell table:style-name="ce25" table:formula="of:=IF(OR([.H186]=&quot;&quot;;[.E186]=0);&quot;&quot;;ABS([.H186])/[.E18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7]=&quot;&quot;;[.E187]=&quot;&quot;);&quot;&quot;;[.D187]-[.E187])">
            <text:p/>
          </table:table-cell>
          <table:table-cell table:style-name="ce25" table:formula="of:=IF(OR([.H187]=&quot;&quot;;[.E187]=0);&quot;&quot;;ABS([.H187])/[.E18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8]=&quot;&quot;;[.E188]=&quot;&quot;);&quot;&quot;;[.D188]-[.E188])">
            <text:p/>
          </table:table-cell>
          <table:table-cell table:style-name="ce25" table:formula="of:=IF(OR([.H188]=&quot;&quot;;[.E188]=0);&quot;&quot;;ABS([.H188])/[.E18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9]=&quot;&quot;;[.E189]=&quot;&quot;);&quot;&quot;;[.D189]-[.E189])">
            <text:p/>
          </table:table-cell>
          <table:table-cell table:style-name="ce25" table:formula="of:=IF(OR([.H189]=&quot;&quot;;[.E189]=0);&quot;&quot;;ABS([.H189])/[.E18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0]=&quot;&quot;;[.E190]=&quot;&quot;);&quot;&quot;;[.D190]-[.E190])">
            <text:p/>
          </table:table-cell>
          <table:table-cell table:style-name="ce25" table:formula="of:=IF(OR([.H190]=&quot;&quot;;[.E190]=0);&quot;&quot;;ABS([.H190])/[.E19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1]=&quot;&quot;;[.E191]=&quot;&quot;);&quot;&quot;;[.D191]-[.E191])">
            <text:p/>
          </table:table-cell>
          <table:table-cell table:style-name="ce25" table:formula="of:=IF(OR([.H191]=&quot;&quot;;[.E191]=0);&quot;&quot;;ABS([.H191])/[.E19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2]=&quot;&quot;;[.E192]=&quot;&quot;);&quot;&quot;;[.D192]-[.E192])">
            <text:p/>
          </table:table-cell>
          <table:table-cell table:style-name="ce25" table:formula="of:=IF(OR([.H192]=&quot;&quot;;[.E192]=0);&quot;&quot;;ABS([.H192])/[.E19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3]=&quot;&quot;;[.E193]=&quot;&quot;);&quot;&quot;;[.D193]-[.E193])">
            <text:p/>
          </table:table-cell>
          <table:table-cell table:style-name="ce25" table:formula="of:=IF(OR([.H193]=&quot;&quot;;[.E193]=0);&quot;&quot;;ABS([.H193])/[.E19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4]=&quot;&quot;;[.E194]=&quot;&quot;);&quot;&quot;;[.D194]-[.E194])">
            <text:p/>
          </table:table-cell>
          <table:table-cell table:style-name="ce25" table:formula="of:=IF(OR([.H194]=&quot;&quot;;[.E194]=0);&quot;&quot;;ABS([.H194])/[.E19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5]=&quot;&quot;;[.E195]=&quot;&quot;);&quot;&quot;;[.D195]-[.E195])">
            <text:p/>
          </table:table-cell>
          <table:table-cell table:style-name="ce25" table:formula="of:=IF(OR([.H195]=&quot;&quot;;[.E195]=0);&quot;&quot;;ABS([.H195])/[.E19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6]=&quot;&quot;;[.E196]=&quot;&quot;);&quot;&quot;;[.D196]-[.E196])">
            <text:p/>
          </table:table-cell>
          <table:table-cell table:style-name="ce25" table:formula="of:=IF(OR([.H196]=&quot;&quot;;[.E196]=0);&quot;&quot;;ABS([.H196])/[.E19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7]=&quot;&quot;;[.E197]=&quot;&quot;);&quot;&quot;;[.D197]-[.E197])">
            <text:p/>
          </table:table-cell>
          <table:table-cell table:style-name="ce25" table:formula="of:=IF(OR([.H197]=&quot;&quot;;[.E197]=0);&quot;&quot;;ABS([.H197])/[.E19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8]=&quot;&quot;;[.E198]=&quot;&quot;);&quot;&quot;;[.D198]-[.E198])">
            <text:p/>
          </table:table-cell>
          <table:table-cell table:style-name="ce25" table:formula="of:=IF(OR([.H198]=&quot;&quot;;[.E198]=0);&quot;&quot;;ABS([.H198])/[.E19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9]=&quot;&quot;;[.E199]=&quot;&quot;);&quot;&quot;;[.D199]-[.E199])">
            <text:p/>
          </table:table-cell>
          <table:table-cell table:style-name="ce25" table:formula="of:=IF(OR([.H199]=&quot;&quot;;[.E199]=0);&quot;&quot;;ABS([.H199])/[.E19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0]=&quot;&quot;;[.E200]=&quot;&quot;);&quot;&quot;;[.D200]-[.E200])">
            <text:p/>
          </table:table-cell>
          <table:table-cell table:style-name="ce25" table:formula="of:=IF(OR([.H200]=&quot;&quot;;[.E200]=0);&quot;&quot;;ABS([.H200])/[.E20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1]=&quot;&quot;;[.E201]=&quot;&quot;);&quot;&quot;;[.D201]-[.E201])">
            <text:p/>
          </table:table-cell>
          <table:table-cell table:style-name="ce25" table:formula="of:=IF(OR([.H201]=&quot;&quot;;[.E201]=0);&quot;&quot;;ABS([.H201])/[.E20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2]=&quot;&quot;;[.E202]=&quot;&quot;);&quot;&quot;;[.D202]-[.E202])">
            <text:p/>
          </table:table-cell>
          <table:table-cell table:style-name="ce25" table:formula="of:=IF(OR([.H202]=&quot;&quot;;[.E202]=0);&quot;&quot;;ABS([.H202])/[.E20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3]=&quot;&quot;;[.E203]=&quot;&quot;);&quot;&quot;;[.D203]-[.E203])">
            <text:p/>
          </table:table-cell>
          <table:table-cell table:style-name="ce25" table:formula="of:=IF(OR([.H203]=&quot;&quot;;[.E203]=0);&quot;&quot;;ABS([.H203])/[.E20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4]=&quot;&quot;;[.E204]=&quot;&quot;);&quot;&quot;;[.D204]-[.E204])">
            <text:p/>
          </table:table-cell>
          <table:table-cell table:style-name="ce25" table:formula="of:=IF(OR([.H204]=&quot;&quot;;[.E204]=0);&quot;&quot;;ABS([.H204])/[.E20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5]=&quot;&quot;;[.E205]=&quot;&quot;);&quot;&quot;;[.D205]-[.E205])">
            <text:p/>
          </table:table-cell>
          <table:table-cell table:style-name="ce25" table:formula="of:=IF(OR([.H205]=&quot;&quot;;[.E205]=0);&quot;&quot;;ABS([.H205])/[.E20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6]=&quot;&quot;;[.E206]=&quot;&quot;);&quot;&quot;;[.D206]-[.E206])">
            <text:p/>
          </table:table-cell>
          <table:table-cell table:style-name="ce25" table:formula="of:=IF(OR([.H206]=&quot;&quot;;[.E206]=0);&quot;&quot;;ABS([.H206])/[.E20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7]=&quot;&quot;;[.E207]=&quot;&quot;);&quot;&quot;;[.D207]-[.E207])">
            <text:p/>
          </table:table-cell>
          <table:table-cell table:style-name="ce25" table:formula="of:=IF(OR([.H207]=&quot;&quot;;[.E207]=0);&quot;&quot;;ABS([.H207])/[.E20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8]=&quot;&quot;;[.E208]=&quot;&quot;);&quot;&quot;;[.D208]-[.E208])">
            <text:p/>
          </table:table-cell>
          <table:table-cell table:style-name="ce25" table:formula="of:=IF(OR([.H208]=&quot;&quot;;[.E208]=0);&quot;&quot;;ABS([.H208])/[.E20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9]=&quot;&quot;;[.E209]=&quot;&quot;);&quot;&quot;;[.D209]-[.E209])">
            <text:p/>
          </table:table-cell>
          <table:table-cell table:style-name="ce25" table:formula="of:=IF(OR([.H209]=&quot;&quot;;[.E209]=0);&quot;&quot;;ABS([.H209])/[.E20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0]=&quot;&quot;;[.E210]=&quot;&quot;);&quot;&quot;;[.D210]-[.E210])">
            <text:p/>
          </table:table-cell>
          <table:table-cell table:style-name="ce25" table:formula="of:=IF(OR([.H210]=&quot;&quot;;[.E210]=0);&quot;&quot;;ABS([.H210])/[.E21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1]=&quot;&quot;;[.E211]=&quot;&quot;);&quot;&quot;;[.D211]-[.E211])">
            <text:p/>
          </table:table-cell>
          <table:table-cell table:style-name="ce25" table:formula="of:=IF(OR([.H211]=&quot;&quot;;[.E211]=0);&quot;&quot;;ABS([.H211])/[.E21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2]=&quot;&quot;;[.E212]=&quot;&quot;);&quot;&quot;;[.D212]-[.E212])">
            <text:p/>
          </table:table-cell>
          <table:table-cell table:style-name="ce25" table:formula="of:=IF(OR([.H212]=&quot;&quot;;[.E212]=0);&quot;&quot;;ABS([.H212])/[.E21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3]=&quot;&quot;;[.E213]=&quot;&quot;);&quot;&quot;;[.D213]-[.E213])">
            <text:p/>
          </table:table-cell>
          <table:table-cell table:style-name="ce25" table:formula="of:=IF(OR([.H213]=&quot;&quot;;[.E213]=0);&quot;&quot;;ABS([.H213])/[.E21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4]=&quot;&quot;;[.E214]=&quot;&quot;);&quot;&quot;;[.D214]-[.E214])">
            <text:p/>
          </table:table-cell>
          <table:table-cell table:style-name="ce25" table:formula="of:=IF(OR([.H214]=&quot;&quot;;[.E214]=0);&quot;&quot;;ABS([.H214])/[.E21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5]=&quot;&quot;;[.E215]=&quot;&quot;);&quot;&quot;;[.D215]-[.E215])">
            <text:p/>
          </table:table-cell>
          <table:table-cell table:style-name="ce25" table:formula="of:=IF(OR([.H215]=&quot;&quot;;[.E215]=0);&quot;&quot;;ABS([.H215])/[.E21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6]=&quot;&quot;;[.E216]=&quot;&quot;);&quot;&quot;;[.D216]-[.E216])">
            <text:p/>
          </table:table-cell>
          <table:table-cell table:style-name="ce25" table:formula="of:=IF(OR([.H216]=&quot;&quot;;[.E216]=0);&quot;&quot;;ABS([.H216])/[.E21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7]=&quot;&quot;;[.E217]=&quot;&quot;);&quot;&quot;;[.D217]-[.E217])">
            <text:p/>
          </table:table-cell>
          <table:table-cell table:style-name="ce25" table:formula="of:=IF(OR([.H217]=&quot;&quot;;[.E217]=0);&quot;&quot;;ABS([.H217])/[.E21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8]=&quot;&quot;;[.E218]=&quot;&quot;);&quot;&quot;;[.D218]-[.E218])">
            <text:p/>
          </table:table-cell>
          <table:table-cell table:style-name="ce25" table:formula="of:=IF(OR([.H218]=&quot;&quot;;[.E218]=0);&quot;&quot;;ABS([.H218])/[.E21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9]=&quot;&quot;;[.E219]=&quot;&quot;);&quot;&quot;;[.D219]-[.E219])">
            <text:p/>
          </table:table-cell>
          <table:table-cell table:style-name="ce25" table:formula="of:=IF(OR([.H219]=&quot;&quot;;[.E219]=0);&quot;&quot;;ABS([.H219])/[.E21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0]=&quot;&quot;;[.E220]=&quot;&quot;);&quot;&quot;;[.D220]-[.E220])">
            <text:p/>
          </table:table-cell>
          <table:table-cell table:style-name="ce25" table:formula="of:=IF(OR([.H220]=&quot;&quot;;[.E220]=0);&quot;&quot;;ABS([.H220])/[.E22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1]=&quot;&quot;;[.E221]=&quot;&quot;);&quot;&quot;;[.D221]-[.E221])">
            <text:p/>
          </table:table-cell>
          <table:table-cell table:style-name="ce25" table:formula="of:=IF(OR([.H221]=&quot;&quot;;[.E221]=0);&quot;&quot;;ABS([.H221])/[.E22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2]=&quot;&quot;;[.E222]=&quot;&quot;);&quot;&quot;;[.D222]-[.E222])">
            <text:p/>
          </table:table-cell>
          <table:table-cell table:style-name="ce25" table:formula="of:=IF(OR([.H222]=&quot;&quot;;[.E222]=0);&quot;&quot;;ABS([.H222])/[.E22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3]=&quot;&quot;;[.E223]=&quot;&quot;);&quot;&quot;;[.D223]-[.E223])">
            <text:p/>
          </table:table-cell>
          <table:table-cell table:style-name="ce25" table:formula="of:=IF(OR([.H223]=&quot;&quot;;[.E223]=0);&quot;&quot;;ABS([.H223])/[.E22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4]=&quot;&quot;;[.E224]=&quot;&quot;);&quot;&quot;;[.D224]-[.E224])">
            <text:p/>
          </table:table-cell>
          <table:table-cell table:style-name="ce25" table:formula="of:=IF(OR([.H224]=&quot;&quot;;[.E224]=0);&quot;&quot;;ABS([.H224])/[.E22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5]=&quot;&quot;;[.E225]=&quot;&quot;);&quot;&quot;;[.D225]-[.E225])">
            <text:p/>
          </table:table-cell>
          <table:table-cell table:style-name="ce25" table:formula="of:=IF(OR([.H225]=&quot;&quot;;[.E225]=0);&quot;&quot;;ABS([.H225])/[.E22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6]=&quot;&quot;;[.E226]=&quot;&quot;);&quot;&quot;;[.D226]-[.E226])">
            <text:p/>
          </table:table-cell>
          <table:table-cell table:style-name="ce25" table:formula="of:=IF(OR([.H226]=&quot;&quot;;[.E226]=0);&quot;&quot;;ABS([.H226])/[.E22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7]=&quot;&quot;;[.E227]=&quot;&quot;);&quot;&quot;;[.D227]-[.E227])">
            <text:p/>
          </table:table-cell>
          <table:table-cell table:style-name="ce25" table:formula="of:=IF(OR([.H227]=&quot;&quot;;[.E227]=0);&quot;&quot;;ABS([.H227])/[.E22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28]=&quot;&quot;;[.E228]=0);&quot;&quot;;ABS([.H228])/[.E22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29]=&quot;&quot;;[.E229]=0);&quot;&quot;;ABS([.H229])/[.E22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0]=&quot;&quot;;[.E230]=0);&quot;&quot;;ABS([.H230])/[.E23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1]=&quot;&quot;;[.E231]=0);&quot;&quot;;ABS([.H231])/[.E23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2]=&quot;&quot;;[.E232]=0);&quot;&quot;;ABS([.H232])/[.E23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3]=&quot;&quot;;[.E233]=0);&quot;&quot;;ABS([.H233])/[.E23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4]=&quot;&quot;;[.E234]=0);&quot;&quot;;ABS([.H234])/[.E234]*100)">
            <text:p/>
          </table:table-cell>
          <table:table-cell table:style-name="ce38" table:number-columns-repeated="17"/>
          <table:table-cell table:number-columns-repeated="998"/>
        </table:table-row>
        <table:table-row table:style-name="ro2" table:number-rows-repeated="200">
          <table:table-cell table:style-name="ce38" table:number-columns-repeated="5"/>
          <table:table-cell table:style-name="ce69"/>
          <table:table-cell table:style-name="ce38" table:number-columns-repeated="20"/>
          <table:table-cell table:number-columns-repeated="998"/>
        </table:table-row>
        <table:table-row table:style-name="ro6" table:number-rows-repeated="566">
          <table:table-cell table:style-name="ce38" table:number-columns-repeated="5"/>
          <table:table-cell table:style-name="ce69"/>
          <table:table-cell table:style-name="ce38"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f3" calcext:value="=&quot;Delayed&quot;" calcext:base-cell-address="Instruction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dd0806"/>
    </style:style>
    <style:style style:name="cf2" style:family="table-cell" style:parent-style-name="Default" style:data-style-name="N0">
      <style:table-cell-properties fo:background-color="#dd0806"/>
    </style:style>
    <style:style style:name="ConditionalStyle_5f_1" style:display-name="ConditionalStyle_1" style:family="table-cell" style:parent-style-name="Default" style:data-style-name="N0">
      <style:table-cell-properties fo:background-color="#dd0806" style:vertical-align="automatic"/>
    </style:style>
    <style:style style:name="cf3" style:family="table-cell" style:parent-style-name="Default">
      <style:table-cell-properties fo:background-color="#dd0806"/>
      <style:text-properties fo:color="#000000"/>
    </style:style>
    <draw:marker draw:name="Arrowheads_20_1" draw:display-name="Arrowheads 1" svg:viewBox="0 0 20 30" svg:d="M10 0l-10 30h20z"/>
  </office:styles>
  <office:automatic-styles>
    <style:page-layout style:name="Mpm1">
      <style:page-layout-properties style:num-format="1" style:print-orientation="landscape"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haitanya Thogata</meta:initial-creator>
    <meta:creation-date>2025-03-23T06:33:36Z</meta:creation-date>
    <dc:date>2025-04-20T15:51:10.551816031</dc:date>
    <meta:editing-cycles>9</meta:editing-cycles>
    <meta:editing-duration>PT36M42S</meta:editing-duration>
    <meta:document-statistic meta:table-count="2" meta:cell-count="932" meta:object-count="0"/>
  </office:meta>
</office:document-meta>
</file>